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Methods-m2/content.xml"/>
  <manifest:file-entry manifest:media-type="text/xml" manifest:full-path="Methods-m2/settings.xml"/>
  <manifest:file-entry manifest:media-type="application/vnd.sun.xml.math" manifest:full-path="Methods-m2/"/>
  <manifest:file-entry manifest:media-type="text/xml" manifest:full-path="Methods-m3/content.xml"/>
  <manifest:file-entry manifest:media-type="text/xml" manifest:full-path="Methods-m3/settings.xml"/>
  <manifest:file-entry manifest:media-type="application/vnd.sun.xml.math" manifest:full-path="Methods-m3/"/>
  <manifest:file-entry manifest:media-type="text/xml" manifest:full-path="Methods-m4/content.xml"/>
  <manifest:file-entry manifest:media-type="text/xml" manifest:full-path="Methods-m4/settings.xml"/>
  <manifest:file-entry manifest:media-type="application/vnd.sun.xml.math" manifest:full-path="Methods-m4/"/>
  <manifest:file-entry manifest:media-type="text/xml" manifest:full-path="Methods-m5/content.xml"/>
  <manifest:file-entry manifest:media-type="text/xml" manifest:full-path="Methods-m5/settings.xml"/>
  <manifest:file-entry manifest:media-type="application/vnd.sun.xml.math" manifest:full-path="Methods-m5/"/>
  <manifest:file-entry manifest:media-type="text/xml" manifest:full-path="Methods-m6/content.xml"/>
  <manifest:file-entry manifest:media-type="text/xml" manifest:full-path="Methods-m6/settings.xml"/>
  <manifest:file-entry manifest:media-type="application/vnd.sun.xml.math" manifest:full-path="Methods-m6/"/>
  <manifest:file-entry manifest:media-type="text/xml" manifest:full-path="Methods-m7/content.xml"/>
  <manifest:file-entry manifest:media-type="text/xml" manifest:full-path="Methods-m7/settings.xml"/>
  <manifest:file-entry manifest:media-type="application/vnd.sun.xml.math" manifest:full-path="Methods-m7/"/>
  <manifest:file-entry manifest:media-type="text/xml" manifest:full-path="Methods-m8/content.xml"/>
  <manifest:file-entry manifest:media-type="text/xml" manifest:full-path="Methods-m8/settings.xml"/>
  <manifest:file-entry manifest:media-type="application/vnd.sun.xml.math" manifest:full-path="Methods-m8/"/>
  <manifest:file-entry manifest:media-type="text/xml" manifest:full-path="Methods-m9/content.xml"/>
  <manifest:file-entry manifest:media-type="text/xml" manifest:full-path="Methods-m9/settings.xml"/>
  <manifest:file-entry manifest:media-type="application/vnd.sun.xml.math" manifest:full-path="Methods-m9/"/>
  <manifest:file-entry manifest:media-type="text/xml" manifest:full-path="Methods-m10/content.xml"/>
  <manifest:file-entry manifest:media-type="text/xml" manifest:full-path="Methods-m10/settings.xml"/>
  <manifest:file-entry manifest:media-type="application/vnd.sun.xml.math" manifest:full-path="Methods-m10/"/>
  <manifest:file-entry manifest:media-type="text/xml" manifest:full-path="Methods-m11/content.xml"/>
  <manifest:file-entry manifest:media-type="text/xml" manifest:full-path="Methods-m11/settings.xml"/>
  <manifest:file-entry manifest:media-type="application/vnd.sun.xml.math" manifest:full-path="Methods-m11/"/>
  <manifest:file-entry manifest:media-type="text/xml" manifest:full-path="Methods-m12/content.xml"/>
  <manifest:file-entry manifest:media-type="text/xml" manifest:full-path="Methods-m12/settings.xml"/>
  <manifest:file-entry manifest:media-type="application/vnd.sun.xml.math" manifest:full-path="Methods-m12/"/>
  <manifest:file-entry manifest:media-type="text/xml" manifest:full-path="Methods-m13/content.xml"/>
  <manifest:file-entry manifest:media-type="text/xml" manifest:full-path="Methods-m13/settings.xml"/>
  <manifest:file-entry manifest:media-type="application/vnd.sun.xml.math" manifest:full-path="Methods-m13/"/>
  <manifest:file-entry manifest:media-type="text/xml" manifest:full-path="Methods-m14/content.xml"/>
  <manifest:file-entry manifest:media-type="text/xml" manifest:full-path="Methods-m14/settings.xml"/>
  <manifest:file-entry manifest:media-type="application/vnd.sun.xml.math" manifest:full-path="Methods-m14/"/>
  <manifest:file-entry manifest:media-type="text/xml" manifest:full-path="Methods-m15/content.xml"/>
  <manifest:file-entry manifest:media-type="text/xml" manifest:full-path="Methods-m15/settings.xml"/>
  <manifest:file-entry manifest:media-type="application/vnd.sun.xml.math" manifest:full-path="Methods-m15/"/>
  <manifest:file-entry manifest:media-type="text/xml" manifest:full-path="Methods-m16/content.xml"/>
  <manifest:file-entry manifest:media-type="text/xml" manifest:full-path="Methods-m16/settings.xml"/>
  <manifest:file-entry manifest:media-type="application/vnd.sun.xml.math" manifest:full-path="Methods-m16/"/>
  <manifest:file-entry manifest:media-type="text/xml" manifest:full-path="Methods-m17/content.xml"/>
  <manifest:file-entry manifest:media-type="text/xml" manifest:full-path="Methods-m17/settings.xml"/>
  <manifest:file-entry manifest:media-type="application/vnd.sun.xml.math" manifest:full-path="Methods-m17/"/>
  <manifest:file-entry manifest:media-type="text/xml" manifest:full-path="Methods-m18/content.xml"/>
  <manifest:file-entry manifest:media-type="text/xml" manifest:full-path="Methods-m18/settings.xml"/>
  <manifest:file-entry manifest:media-type="application/vnd.sun.xml.math" manifest:full-path="Methods-m18/"/>
  <manifest:file-entry manifest:media-type="text/xml" manifest:full-path="Methods-m19/content.xml"/>
  <manifest:file-entry manifest:media-type="text/xml" manifest:full-path="Methods-m19/settings.xml"/>
  <manifest:file-entry manifest:media-type="application/vnd.sun.xml.math" manifest:full-path="Methods-m19/"/>
  <manifest:file-entry manifest:full-path="Pictures/"/>
  <manifest:file-entry manifest:media-type="text/xml" manifest:full-path="Methods-m20/content.xml"/>
  <manifest:file-entry manifest:media-type="text/xml" manifest:full-path="Methods-m20/settings.xml"/>
  <manifest:file-entry manifest:media-type="application/vnd.sun.xml.math" manifest:full-path="Methods-m20/"/>
  <manifest:file-entry manifest:media-type="text/xml" manifest:full-path="Methods-m21/content.xml"/>
  <manifest:file-entry manifest:media-type="text/xml" manifest:full-path="Methods-m21/settings.xml"/>
  <manifest:file-entry manifest:media-type="application/vnd.sun.xml.math" manifest:full-path="Methods-m21/"/>
  <manifest:file-entry manifest:media-type="text/xml" manifest:full-path="Methods-m22/content.xml"/>
  <manifest:file-entry manifest:media-type="text/xml" manifest:full-path="Methods-m22/settings.xml"/>
  <manifest:file-entry manifest:media-type="application/vnd.sun.xml.math" manifest:full-path="Methods-m22/"/>
  <manifest:file-entry manifest:media-type="text/xml" manifest:full-path="Methods-m23/content.xml"/>
  <manifest:file-entry manifest:media-type="text/xml" manifest:full-path="Methods-m23/settings.xml"/>
  <manifest:file-entry manifest:media-type="application/vnd.sun.xml.math" manifest:full-path="Methods-m23/"/>
  <manifest:file-entry manifest:media-type="text/xml" manifest:full-path="Methods-m24/content.xml"/>
  <manifest:file-entry manifest:media-type="text/xml" manifest:full-path="Methods-m24/settings.xml"/>
  <manifest:file-entry manifest:media-type="application/vnd.sun.xml.math" manifest:full-path="Methods-m24/"/>
  <manifest:file-entry manifest:media-type="text/xml" manifest:full-path="Methods-m25/content.xml"/>
  <manifest:file-entry manifest:media-type="text/xml" manifest:full-path="Methods-m25/settings.xml"/>
  <manifest:file-entry manifest:media-type="application/vnd.sun.xml.math" manifest:full-path="Methods-m25/"/>
  <manifest:file-entry manifest:media-type="text/xml" manifest:full-path="Methods-m26/content.xml"/>
  <manifest:file-entry manifest:media-type="text/xml" manifest:full-path="Methods-m26/settings.xml"/>
  <manifest:file-entry manifest:media-type="application/vnd.sun.xml.math" manifest:full-path="Methods-m26/"/>
  <manifest:file-entry manifest:media-type="text/xml" manifest:full-path="Methods-m27/content.xml"/>
  <manifest:file-entry manifest:media-type="text/xml" manifest:full-path="Methods-m27/settings.xml"/>
  <manifest:file-entry manifest:media-type="application/vnd.sun.xml.math" manifest:full-path="Methods-m27/"/>
  <manifest:file-entry manifest:media-type="text/xml" manifest:full-path="Methods-m28/content.xml"/>
  <manifest:file-entry manifest:media-type="text/xml" manifest:full-path="Methods-m28/settings.xml"/>
  <manifest:file-entry manifest:media-type="application/vnd.sun.xml.math" manifest:full-path="Methods-m28/"/>
  <manifest:file-entry manifest:media-type="text/xml" manifest:full-path="Methods-m29/content.xml"/>
  <manifest:file-entry manifest:media-type="text/xml" manifest:full-path="Methods-m29/settings.xml"/>
  <manifest:file-entry manifest:media-type="application/vnd.sun.xml.math" manifest:full-path="Methods-m29/"/>
  <manifest:file-entry manifest:media-type="text/xml" manifest:full-path="Methods-m30/content.xml"/>
  <manifest:file-entry manifest:media-type="text/xml" manifest:full-path="Methods-m30/settings.xml"/>
  <manifest:file-entry manifest:media-type="application/vnd.sun.xml.math" manifest:full-path="Methods-m30/"/>
  <manifest:file-entry manifest:media-type="text/xml" manifest:full-path="Methods-m31/content.xml"/>
  <manifest:file-entry manifest:media-type="text/xml" manifest:full-path="Methods-m31/settings.xml"/>
  <manifest:file-entry manifest:media-type="application/vnd.sun.xml.math" manifest:full-path="Methods-m31/"/>
  <manifest:file-entry manifest:media-type="text/xml" manifest:full-path="Methods-m32/content.xml"/>
  <manifest:file-entry manifest:media-type="text/xml" manifest:full-path="Methods-m32/settings.xml"/>
  <manifest:file-entry manifest:media-type="application/vnd.sun.xml.math" manifest:full-path="Methods-m32/"/>
  <manifest:file-entry manifest:media-type="text/xml" manifest:full-path="Methods-m33/content.xml"/>
  <manifest:file-entry manifest:media-type="text/xml" manifest:full-path="Methods-m33/settings.xml"/>
  <manifest:file-entry manifest:media-type="application/vnd.sun.xml.math" manifest:full-path="Methods-m33/"/>
  <manifest:file-entry manifest:media-type="text/xml" manifest:full-path="Methods-m34/content.xml"/>
  <manifest:file-entry manifest:media-type="text/xml" manifest:full-path="Methods-m34/settings.xml"/>
  <manifest:file-entry manifest:media-type="application/vnd.sun.xml.math" manifest:full-path="Methods-m34/"/>
  <manifest:file-entry manifest:media-type="text/xml" manifest:full-path="Methods-m35/content.xml"/>
  <manifest:file-entry manifest:media-type="text/xml" manifest:full-path="Methods-m35/settings.xml"/>
  <manifest:file-entry manifest:media-type="application/vnd.sun.xml.math" manifest:full-path="Methods-m35/"/>
  <manifest:file-entry manifest:media-type="text/xml" manifest:full-path="Methods-m36/content.xml"/>
  <manifest:file-entry manifest:media-type="text/xml" manifest:full-path="Methods-m36/settings.xml"/>
  <manifest:file-entry manifest:media-type="application/vnd.sun.xml.math" manifest:full-path="Methods-m36/"/>
  <manifest:file-entry manifest:media-type="text/xml" manifest:full-path="Methods-m37/content.xml"/>
  <manifest:file-entry manifest:media-type="text/xml" manifest:full-path="Methods-m37/settings.xml"/>
  <manifest:file-entry manifest:media-type="application/vnd.sun.xml.math" manifest:full-path="Methods-m37/"/>
  <manifest:file-entry manifest:media-type="text/xml" manifest:full-path="Methods-m38/content.xml"/>
  <manifest:file-entry manifest:media-type="text/xml" manifest:full-path="Methods-m38/settings.xml"/>
  <manifest:file-entry manifest:media-type="application/vnd.sun.xml.math" manifest:full-path="Methods-m38/"/>
  <manifest:file-entry manifest:media-type="text/xml" manifest:full-path="Methods-m39/content.xml"/>
  <manifest:file-entry manifest:media-type="text/xml" manifest:full-path="Methods-m39/settings.xml"/>
  <manifest:file-entry manifest:media-type="application/vnd.sun.xml.math" manifest:full-path="Methods-m39/"/>
  <manifest:file-entry manifest:media-type="text/xml" manifest:full-path="Methods-m40/content.xml"/>
  <manifest:file-entry manifest:media-type="text/xml" manifest:full-path="Methods-m40/settings.xml"/>
  <manifest:file-entry manifest:media-type="application/vnd.sun.xml.math" manifest:full-path="Methods-m40/"/>
  <manifest:file-entry manifest:media-type="text/xml" manifest:full-path="Methods-m41/content.xml"/>
  <manifest:file-entry manifest:media-type="text/xml" manifest:full-path="Methods-m41/settings.xml"/>
  <manifest:file-entry manifest:media-type="application/vnd.sun.xml.math" manifest:full-path="Methods-m41/"/>
  <manifest:file-entry manifest:media-type="text/xml" manifest:full-path="Methods-m42/content.xml"/>
  <manifest:file-entry manifest:media-type="text/xml" manifest:full-path="Methods-m42/settings.xml"/>
  <manifest:file-entry manifest:media-type="application/vnd.sun.xml.math" manifest:full-path="Methods-m42/"/>
  <manifest:file-entry manifest:media-type="text/xml" manifest:full-path="Methods-m43/content.xml"/>
  <manifest:file-entry manifest:media-type="text/xml" manifest:full-path="Methods-m43/settings.xml"/>
  <manifest:file-entry manifest:media-type="application/vnd.sun.xml.math" manifest:full-path="Methods-m43/"/>
  <manifest:file-entry manifest:media-type="text/xml" manifest:full-path="Methods-m44/content.xml"/>
  <manifest:file-entry manifest:media-type="text/xml" manifest:full-path="Methods-m44/settings.xml"/>
  <manifest:file-entry manifest:media-type="application/vnd.sun.xml.math" manifest:full-path="Methods-m44/"/>
  <manifest:file-entry manifest:media-type="text/xml" manifest:full-path="Methods-m45/content.xml"/>
  <manifest:file-entry manifest:media-type="text/xml" manifest:full-path="Methods-m45/settings.xml"/>
  <manifest:file-entry manifest:media-type="application/vnd.sun.xml.math" manifest:full-path="Methods-m45/"/>
  <manifest:file-entry manifest:media-type="text/xml" manifest:full-path="Methods-m46/content.xml"/>
  <manifest:file-entry manifest:media-type="text/xml" manifest:full-path="Methods-m46/settings.xml"/>
  <manifest:file-entry manifest:media-type="application/vnd.sun.xml.math" manifest:full-path="Methods-m46/"/>
  <manifest:file-entry manifest:media-type="text/xml" manifest:full-path="Methods-m47/content.xml"/>
  <manifest:file-entry manifest:media-type="text/xml" manifest:full-path="Methods-m47/settings.xml"/>
  <manifest:file-entry manifest:media-type="application/vnd.sun.xml.math" manifest:full-path="Methods-m47/"/>
  <manifest:file-entry manifest:media-type="text/xml" manifest:full-path="Methods-m48/content.xml"/>
  <manifest:file-entry manifest:media-type="text/xml" manifest:full-path="Methods-m48/settings.xml"/>
  <manifest:file-entry manifest:media-type="application/vnd.sun.xml.math" manifest:full-path="Methods-m48/"/>
  <manifest:file-entry manifest:media-type="text/xml" manifest:full-path="Methods-m49/content.xml"/>
  <manifest:file-entry manifest:media-type="text/xml" manifest:full-path="Methods-m49/settings.xml"/>
  <manifest:file-entry manifest:media-type="application/vnd.sun.xml.math" manifest:full-path="Methods-m49/"/>
  <manifest:file-entry manifest:media-type="text/xml" manifest:full-path="Methods-m50/content.xml"/>
  <manifest:file-entry manifest:media-type="text/xml" manifest:full-path="Methods-m50/settings.xml"/>
  <manifest:file-entry manifest:media-type="application/vnd.sun.xml.math" manifest:full-path="Methods-m50/"/>
  <manifest:file-entry manifest:media-type="text/xml" manifest:full-path="Methods-m51/content.xml"/>
  <manifest:file-entry manifest:media-type="text/xml" manifest:full-path="Methods-m51/settings.xml"/>
  <manifest:file-entry manifest:media-type="application/vnd.sun.xml.math" manifest:full-path="Methods-m51/"/>
  <manifest:file-entry manifest:media-type="text/xml" manifest:full-path="Methods-m52/content.xml"/>
  <manifest:file-entry manifest:media-type="text/xml" manifest:full-path="Methods-m52/settings.xml"/>
  <manifest:file-entry manifest:media-type="application/vnd.sun.xml.math" manifest:full-path="Methods-m52/"/>
  <manifest:file-entry manifest:media-type="text/xml" manifest:full-path="Methods-m53/content.xml"/>
  <manifest:file-entry manifest:media-type="text/xml" manifest:full-path="Methods-m53/settings.xml"/>
  <manifest:file-entry manifest:media-type="application/vnd.sun.xml.math" manifest:full-path="Methods-m53/"/>
  <manifest:file-entry manifest:media-type="text/xml" manifest:full-path="Methods-m54/content.xml"/>
  <manifest:file-entry manifest:media-type="text/xml" manifest:full-path="Methods-m54/settings.xml"/>
  <manifest:file-entry manifest:media-type="application/vnd.sun.xml.math" manifest:full-path="Methods-m54/"/>
  <manifest:file-entry manifest:media-type="text/xml" manifest:full-path="Methods-m55/content.xml"/>
  <manifest:file-entry manifest:media-type="text/xml" manifest:full-path="Methods-m55/settings.xml"/>
  <manifest:file-entry manifest:media-type="application/vnd.sun.xml.math" manifest:full-path="Methods-m55/"/>
  <manifest:file-entry manifest:media-type="text/xml" manifest:full-path="Methods-m56/content.xml"/>
  <manifest:file-entry manifest:media-type="text/xml" manifest:full-path="Methods-m56/settings.xml"/>
  <manifest:file-entry manifest:media-type="application/vnd.sun.xml.math" manifest:full-path="Methods-m56/"/>
  <manifest:file-entry manifest:media-type="text/xml" manifest:full-path="Methods-m57/content.xml"/>
  <manifest:file-entry manifest:media-type="text/xml" manifest:full-path="Methods-m57/settings.xml"/>
  <manifest:file-entry manifest:media-type="application/vnd.sun.xml.math" manifest:full-path="Methods-m57/"/>
  <manifest:file-entry manifest:media-type="text/xml" manifest:full-path="Methods-m58/content.xml"/>
  <manifest:file-entry manifest:media-type="text/xml" manifest:full-path="Methods-m58/settings.xml"/>
  <manifest:file-entry manifest:media-type="application/vnd.sun.xml.math" manifest:full-path="Methods-m58/"/>
  <manifest:file-entry manifest:media-type="text/xml" manifest:full-path="Methods-m59/content.xml"/>
  <manifest:file-entry manifest:media-type="text/xml" manifest:full-path="Methods-m59/settings.xml"/>
  <manifest:file-entry manifest:media-type="application/vnd.sun.xml.math" manifest:full-path="Methods-m59/"/>
  <manifest:file-entry manifest:media-type="text/xml" manifest:full-path="Methods-m60/content.xml"/>
  <manifest:file-entry manifest:media-type="text/xml" manifest:full-path="Methods-m60/settings.xml"/>
  <manifest:file-entry manifest:media-type="application/vnd.sun.xml.math" manifest:full-path="Methods-m60/"/>
  <manifest:file-entry manifest:media-type="text/xml" manifest:full-path="Methods-m61/content.xml"/>
  <manifest:file-entry manifest:media-type="text/xml" manifest:full-path="Methods-m61/settings.xml"/>
  <manifest:file-entry manifest:media-type="application/vnd.sun.xml.math" manifest:full-path="Methods-m61/"/>
  <manifest:file-entry manifest:media-type="text/xml" manifest:full-path="Methods-m62/content.xml"/>
  <manifest:file-entry manifest:media-type="text/xml" manifest:full-path="Methods-m62/settings.xml"/>
  <manifest:file-entry manifest:media-type="application/vnd.sun.xml.math" manifest:full-path="Methods-m62/"/>
  <manifest:file-entry manifest:media-type="text/xml" manifest:full-path="Methods-m63/content.xml"/>
  <manifest:file-entry manifest:media-type="text/xml" manifest:full-path="Methods-m63/settings.xml"/>
  <manifest:file-entry manifest:media-type="application/vnd.sun.xml.math" manifest:full-path="Methods-m63/"/>
  <manifest:file-entry manifest:media-type="text/xml" manifest:full-path="Methods-m64/content.xml"/>
  <manifest:file-entry manifest:media-type="text/xml" manifest:full-path="Methods-m64/settings.xml"/>
  <manifest:file-entry manifest:media-type="application/vnd.sun.xml.math" manifest:full-path="Methods-m64/"/>
  <manifest:file-entry manifest:media-type="text/xml" manifest:full-path="Methods-m65/content.xml"/>
  <manifest:file-entry manifest:media-type="text/xml" manifest:full-path="Methods-m65/settings.xml"/>
  <manifest:file-entry manifest:media-type="application/vnd.sun.xml.math" manifest:full-path="Methods-m65/"/>
  <manifest:file-entry manifest:media-type="text/xml" manifest:full-path="Methods-m66/content.xml"/>
  <manifest:file-entry manifest:media-type="text/xml" manifest:full-path="Methods-m66/settings.xml"/>
  <manifest:file-entry manifest:media-type="application/vnd.sun.xml.math" manifest:full-path="Methods-m66/"/>
  <manifest:file-entry manifest:media-type="text/xml" manifest:full-path="Methods-m67/content.xml"/>
  <manifest:file-entry manifest:media-type="text/xml" manifest:full-path="Methods-m67/settings.xml"/>
  <manifest:file-entry manifest:media-type="application/vnd.sun.xml.math" manifest:full-path="Methods-m67/"/>
  <manifest:file-entry manifest:media-type="text/xml" manifest:full-path="Methods-m68/content.xml"/>
  <manifest:file-entry manifest:media-type="text/xml" manifest:full-path="Methods-m68/settings.xml"/>
  <manifest:file-entry manifest:media-type="application/vnd.sun.xml.math" manifest:full-path="Methods-m68/"/>
  <manifest:file-entry manifest:media-type="text/xml" manifest:full-path="Methods-m69/content.xml"/>
  <manifest:file-entry manifest:media-type="text/xml" manifest:full-path="Methods-m69/settings.xml"/>
  <manifest:file-entry manifest:media-type="application/vnd.sun.xml.math" manifest:full-path="Methods-m69/"/>
  <manifest:file-entry manifest:media-type="text/xml" manifest:full-path="Methods-m70/content.xml"/>
  <manifest:file-entry manifest:media-type="text/xml" manifest:full-path="Methods-m70/settings.xml"/>
  <manifest:file-entry manifest:media-type="application/vnd.sun.xml.math" manifest:full-path="Methods-m70/"/>
  <manifest:file-entry manifest:media-type="text/xml" manifest:full-path="Methods-m71/content.xml"/>
  <manifest:file-entry manifest:media-type="text/xml" manifest:full-path="Methods-m71/settings.xml"/>
  <manifest:file-entry manifest:media-type="application/vnd.sun.xml.math" manifest:full-path="Methods-m71/"/>
  <manifest:file-entry manifest:media-type="text/xml" manifest:full-path="Methods-m72/content.xml"/>
  <manifest:file-entry manifest:media-type="text/xml" manifest:full-path="Methods-m72/settings.xml"/>
  <manifest:file-entry manifest:media-type="application/vnd.sun.xml.math" manifest:full-path="Methods-m72/"/>
  <manifest:file-entry manifest:full-path="Pictures/"/>
  <manifest:file-entry manifest:media-type="text/xml" manifest:full-path="Methods-m73/content.xml"/>
  <manifest:file-entry manifest:media-type="text/xml" manifest:full-path="Methods-m73/settings.xml"/>
  <manifest:file-entry manifest:media-type="application/vnd.sun.xml.math" manifest:full-path="Methods-m73/"/>
  <manifest:file-entry manifest:full-path="Pictures/"/>
  <manifest:file-entry manifest:full-path="Pictures/"/>
  <manifest:file-entry manifest:full-path="Pictures/"/>
  <manifest:file-entry manifest:full-path="Pictures/"/>
  <manifest:file-entry manifest:media-type="text/xml" manifest:full-path="Methods-m74/content.xml"/>
  <manifest:file-entry manifest:media-type="text/xml" manifest:full-path="Methods-m74/settings.xml"/>
  <manifest:file-entry manifest:media-type="application/vnd.sun.xml.math" manifest:full-path="Methods-m74/"/>
  <manifest:file-entry manifest:media-type="text/xml" manifest:full-path="Methods-m75/content.xml"/>
  <manifest:file-entry manifest:media-type="text/xml" manifest:full-path="Methods-m75/settings.xml"/>
  <manifest:file-entry manifest:media-type="application/vnd.sun.xml.math" manifest:full-path="Methods-m75/"/>
  <manifest:file-entry manifest:full-path="Pictures/"/>
  <manifest:file-entry manifest:media-type="text/xml" manifest:full-path="Methods-m76/content.xml"/>
  <manifest:file-entry manifest:media-type="text/xml" manifest:full-path="Methods-m76/settings.xml"/>
  <manifest:file-entry manifest:media-type="application/vnd.sun.xml.math" manifest:full-path="Methods-m76/"/>
  <manifest:file-entry manifest:media-type="text/xml" manifest:full-path="Methods-m77/content.xml"/>
  <manifest:file-entry manifest:media-type="text/xml" manifest:full-path="Methods-m77/settings.xml"/>
  <manifest:file-entry manifest:media-type="application/vnd.sun.xml.math" manifest:full-path="Methods-m77/"/>
  <manifest:file-entry manifest:media-type="text/xml" manifest:full-path="Methods-m78/content.xml"/>
  <manifest:file-entry manifest:media-type="text/xml" manifest:full-path="Methods-m78/settings.xml"/>
  <manifest:file-entry manifest:media-type="application/vnd.sun.xml.math" manifest:full-path="Methods-m78/"/>
  <manifest:file-entry manifest:media-type="text/xml" manifest:full-path="Methods-m79/content.xml"/>
  <manifest:file-entry manifest:media-type="text/xml" manifest:full-path="Methods-m79/settings.xml"/>
  <manifest:file-entry manifest:media-type="application/vnd.sun.xml.math" manifest:full-path="Methods-m79/"/>
  <manifest:file-entry manifest:media-type="text/xml" manifest:full-path="Methods-m80/content.xml"/>
  <manifest:file-entry manifest:media-type="text/xml" manifest:full-path="Methods-m80/settings.xml"/>
  <manifest:file-entry manifest:media-type="application/vnd.sun.xml.math" manifest:full-path="Methods-m80/"/>
  <manifest:file-entry manifest:media-type="text/xml" manifest:full-path="Methods-m81/content.xml"/>
  <manifest:file-entry manifest:media-type="text/xml" manifest:full-path="Methods-m81/settings.xml"/>
  <manifest:file-entry manifest:media-type="application/vnd.sun.xml.math" manifest:full-path="Methods-m81/"/>
  <manifest:file-entry manifest:media-type="text/xml" manifest:full-path="Methods-m82/content.xml"/>
  <manifest:file-entry manifest:media-type="text/xml" manifest:full-path="Methods-m82/settings.xml"/>
  <manifest:file-entry manifest:media-type="application/vnd.sun.xml.math" manifest:full-path="Methods-m82/"/>
  <manifest:file-entry manifest:media-type="text/xml" manifest:full-path="Methods-m83/content.xml"/>
  <manifest:file-entry manifest:media-type="text/xml" manifest:full-path="Methods-m83/settings.xml"/>
  <manifest:file-entry manifest:media-type="application/vnd.sun.xml.math" manifest:full-path="Methods-m83/"/>
  <manifest:file-entry manifest:media-type="text/xml" manifest:full-path="Methods-m84/content.xml"/>
  <manifest:file-entry manifest:media-type="text/xml" manifest:full-path="Methods-m84/settings.xml"/>
  <manifest:file-entry manifest:media-type="application/vnd.sun.xml.math" manifest:full-path="Methods-m84/"/>
  <manifest:file-entry manifest:media-type="text/xml" manifest:full-path="Methods-m85/content.xml"/>
  <manifest:file-entry manifest:media-type="text/xml" manifest:full-path="Methods-m85/settings.xml"/>
  <manifest:file-entry manifest:media-type="application/vnd.sun.xml.math" manifest:full-path="Methods-m85/"/>
  <manifest:file-entry manifest:media-type="text/xml" manifest:full-path="Methods-m86/content.xml"/>
  <manifest:file-entry manifest:media-type="text/xml" manifest:full-path="Methods-m86/settings.xml"/>
  <manifest:file-entry manifest:media-type="application/vnd.sun.xml.math" manifest:full-path="Methods-m86/"/>
  <manifest:file-entry manifest:media-type="text/xml" manifest:full-path="Methods-m87/content.xml"/>
  <manifest:file-entry manifest:media-type="text/xml" manifest:full-path="Methods-m87/settings.xml"/>
  <manifest:file-entry manifest:media-type="application/vnd.sun.xml.math" manifest:full-path="Methods-m87/"/>
  <manifest:file-entry manifest:media-type="text/xml" manifest:full-path="Methods-m88/content.xml"/>
  <manifest:file-entry manifest:media-type="text/xml" manifest:full-path="Methods-m88/settings.xml"/>
  <manifest:file-entry manifest:media-type="application/vnd.sun.xml.math" manifest:full-path="Methods-m88/"/>
  <manifest:file-entry manifest:media-type="text/xml" manifest:full-path="Methods-m89/content.xml"/>
  <manifest:file-entry manifest:media-type="text/xml" manifest:full-path="Methods-m89/settings.xml"/>
  <manifest:file-entry manifest:media-type="application/vnd.sun.xml.math" manifest:full-path="Methods-m89/"/>
  <manifest:file-entry manifest:media-type="text/xml" manifest:full-path="Methods-m90/content.xml"/>
  <manifest:file-entry manifest:media-type="text/xml" manifest:full-path="Methods-m90/settings.xml"/>
  <manifest:file-entry manifest:media-type="application/vnd.sun.xml.math" manifest:full-path="Methods-m90/"/>
  <manifest:file-entry manifest:media-type="text/xml" manifest:full-path="Methods-m91/content.xml"/>
  <manifest:file-entry manifest:media-type="text/xml" manifest:full-path="Methods-m91/settings.xml"/>
  <manifest:file-entry manifest:media-type="application/vnd.sun.xml.math" manifest:full-path="Methods-m91/"/>
  <manifest:file-entry manifest:media-type="text/xml" manifest:full-path="Methods-m92/content.xml"/>
  <manifest:file-entry manifest:media-type="text/xml" manifest:full-path="Methods-m92/settings.xml"/>
  <manifest:file-entry manifest:media-type="application/vnd.sun.xml.math" manifest:full-path="Methods-m92/"/>
  <manifest:file-entry manifest:media-type="text/xml" manifest:full-path="Methods-m93/content.xml"/>
  <manifest:file-entry manifest:media-type="text/xml" manifest:full-path="Methods-m93/settings.xml"/>
  <manifest:file-entry manifest:media-type="application/vnd.sun.xml.math" manifest:full-path="Methods-m93/"/>
  <manifest:file-entry manifest:media-type="text/xml" manifest:full-path="Methods-m94/content.xml"/>
  <manifest:file-entry manifest:media-type="text/xml" manifest:full-path="Methods-m94/settings.xml"/>
  <manifest:file-entry manifest:media-type="application/vnd.sun.xml.math" manifest:full-path="Methods-m94/"/>
  <manifest:file-entry manifest:media-type="text/xml" manifest:full-path="Methods-m95/content.xml"/>
  <manifest:file-entry manifest:media-type="text/xml" manifest:full-path="Methods-m95/settings.xml"/>
  <manifest:file-entry manifest:media-type="application/vnd.sun.xml.math" manifest:full-path="Methods-m95/"/>
  <manifest:file-entry manifest:media-type="text/xml" manifest:full-path="Methods-m96/content.xml"/>
  <manifest:file-entry manifest:media-type="text/xml" manifest:full-path="Methods-m96/settings.xml"/>
  <manifest:file-entry manifest:media-type="application/vnd.sun.xml.math" manifest:full-path="Methods-m96/"/>
  <manifest:file-entry manifest:media-type="text/xml" manifest:full-path="Methods-m97/content.xml"/>
  <manifest:file-entry manifest:media-type="text/xml" manifest:full-path="Methods-m97/settings.xml"/>
  <manifest:file-entry manifest:media-type="application/vnd.sun.xml.math" manifest:full-path="Methods-m97/"/>
  <manifest:file-entry manifest:media-type="text/xml" manifest:full-path="Methods-m98/content.xml"/>
  <manifest:file-entry manifest:media-type="text/xml" manifest:full-path="Methods-m98/settings.xml"/>
  <manifest:file-entry manifest:media-type="application/vnd.sun.xml.math" manifest:full-path="Methods-m98/"/>
  <manifest:file-entry manifest:media-type="text/xml" manifest:full-path="Methods-m99/content.xml"/>
  <manifest:file-entry manifest:media-type="text/xml" manifest:full-path="Methods-m99/settings.xml"/>
  <manifest:file-entry manifest:media-type="application/vnd.sun.xml.math" manifest:full-path="Methods-m99/"/>
  <manifest:file-entry manifest:media-type="text/xml" manifest:full-path="Methods-m100/content.xml"/>
  <manifest:file-entry manifest:media-type="text/xml" manifest:full-path="Methods-m100/settings.xml"/>
  <manifest:file-entry manifest:media-type="application/vnd.sun.xml.math" manifest:full-path="Methods-m100/"/>
  <manifest:file-entry manifest:media-type="text/xml" manifest:full-path="Methods-m101/content.xml"/>
  <manifest:file-entry manifest:media-type="text/xml" manifest:full-path="Methods-m101/settings.xml"/>
  <manifest:file-entry manifest:media-type="application/vnd.sun.xml.math" manifest:full-path="Methods-m101/"/>
  <manifest:file-entry manifest:media-type="text/xml" manifest:full-path="Methods-m102/content.xml"/>
  <manifest:file-entry manifest:media-type="text/xml" manifest:full-path="Methods-m102/settings.xml"/>
  <manifest:file-entry manifest:media-type="application/vnd.sun.xml.math" manifest:full-path="Methods-m102/"/>
  <manifest:file-entry manifest:media-type="text/xml" manifest:full-path="Methods-m103/content.xml"/>
  <manifest:file-entry manifest:media-type="text/xml" manifest:full-path="Methods-m103/settings.xml"/>
  <manifest:file-entry manifest:media-type="application/vnd.sun.xml.math" manifest:full-path="Methods-m103/"/>
  <manifest:file-entry manifest:media-type="text/xml" manifest:full-path="Methods-m104/content.xml"/>
  <manifest:file-entry manifest:media-type="text/xml" manifest:full-path="Methods-m104/settings.xml"/>
  <manifest:file-entry manifest:media-type="application/vnd.sun.xml.math" manifest:full-path="Methods-m104/"/>
  <manifest:file-entry manifest:media-type="text/xml" manifest:full-path="Methods-m105/content.xml"/>
  <manifest:file-entry manifest:media-type="text/xml" manifest:full-path="Methods-m105/settings.xml"/>
  <manifest:file-entry manifest:media-type="application/vnd.sun.xml.math" manifest:full-path="Methods-m105/"/>
  <manifest:file-entry manifest:media-type="text/xml" manifest:full-path="Methods-m106/content.xml"/>
  <manifest:file-entry manifest:media-type="text/xml" manifest:full-path="Methods-m106/settings.xml"/>
  <manifest:file-entry manifest:media-type="application/vnd.sun.xml.math" manifest:full-path="Methods-m106/"/>
  <manifest:file-entry manifest:media-type="text/xml" manifest:full-path="Methods-m107/content.xml"/>
  <manifest:file-entry manifest:media-type="text/xml" manifest:full-path="Methods-m107/settings.xml"/>
  <manifest:file-entry manifest:media-type="application/vnd.sun.xml.math" manifest:full-path="Methods-m107/"/>
  <manifest:file-entry manifest:media-type="text/xml" manifest:full-path="Methods-m108/content.xml"/>
  <manifest:file-entry manifest:media-type="text/xml" manifest:full-path="Methods-m108/settings.xml"/>
  <manifest:file-entry manifest:media-type="application/vnd.sun.xml.math" manifest:full-path="Methods-m108/"/>
  <manifest:file-entry manifest:media-type="text/xml" manifest:full-path="Methods-m109/content.xml"/>
  <manifest:file-entry manifest:media-type="text/xml" manifest:full-path="Methods-m109/settings.xml"/>
  <manifest:file-entry manifest:media-type="application/vnd.sun.xml.math" manifest:full-path="Methods-m109/"/>
  <manifest:file-entry manifest:media-type="text/xml" manifest:full-path="Methods-m110/content.xml"/>
  <manifest:file-entry manifest:media-type="text/xml" manifest:full-path="Methods-m110/settings.xml"/>
  <manifest:file-entry manifest:media-type="application/vnd.sun.xml.math" manifest:full-path="Methods-m110/"/>
  <manifest:file-entry manifest:media-type="text/xml" manifest:full-path="Methods-m111/content.xml"/>
  <manifest:file-entry manifest:media-type="text/xml" manifest:full-path="Methods-m111/settings.xml"/>
  <manifest:file-entry manifest:media-type="application/vnd.sun.xml.math" manifest:full-path="Methods-m111/"/>
  <manifest:file-entry manifest:media-type="text/xml" manifest:full-path="Methods-m112/content.xml"/>
  <manifest:file-entry manifest:media-type="text/xml" manifest:full-path="Methods-m112/settings.xml"/>
  <manifest:file-entry manifest:media-type="application/vnd.sun.xml.math" manifest:full-path="Methods-m112/"/>
  <manifest:file-entry manifest:media-type="text/xml" manifest:full-path="Methods-m113/content.xml"/>
  <manifest:file-entry manifest:media-type="text/xml" manifest:full-path="Methods-m113/settings.xml"/>
  <manifest:file-entry manifest:media-type="application/vnd.sun.xml.math" manifest:full-path="Methods-m113/"/>
  <manifest:file-entry manifest:media-type="text/xml" manifest:full-path="Methods-m114/content.xml"/>
  <manifest:file-entry manifest:media-type="text/xml" manifest:full-path="Methods-m114/settings.xml"/>
  <manifest:file-entry manifest:media-type="application/vnd.sun.xml.math" manifest:full-path="Methods-m114/"/>
  <manifest:file-entry manifest:media-type="text/xml" manifest:full-path="Methods-m115/content.xml"/>
  <manifest:file-entry manifest:media-type="text/xml" manifest:full-path="Methods-m115/settings.xml"/>
  <manifest:file-entry manifest:media-type="application/vnd.sun.xml.math" manifest:full-path="Methods-m115/"/>
  <manifest:file-entry manifest:media-type="text/xml" manifest:full-path="Methods-m116/content.xml"/>
  <manifest:file-entry manifest:media-type="text/xml" manifest:full-path="Methods-m116/settings.xml"/>
  <manifest:file-entry manifest:media-type="application/vnd.sun.xml.math" manifest:full-path="Methods-m116/"/>
  <manifest:file-entry manifest:media-type="text/xml" manifest:full-path="Methods-m117/content.xml"/>
  <manifest:file-entry manifest:media-type="text/xml" manifest:full-path="Methods-m117/settings.xml"/>
  <manifest:file-entry manifest:media-type="application/vnd.sun.xml.math" manifest:full-path="Methods-m117/"/>
  <manifest:file-entry manifest:media-type="text/xml" manifest:full-path="Methods-m118/content.xml"/>
  <manifest:file-entry manifest:media-type="text/xml" manifest:full-path="Methods-m118/settings.xml"/>
  <manifest:file-entry manifest:media-type="application/vnd.sun.xml.math" manifest:full-path="Methods-m118/"/>
  <manifest:file-entry manifest:media-type="text/xml" manifest:full-path="Methods-m119/content.xml"/>
  <manifest:file-entry manifest:media-type="text/xml" manifest:full-path="Methods-m119/settings.xml"/>
  <manifest:file-entry manifest:media-type="application/vnd.sun.xml.math" manifest:full-path="Methods-m119/"/>
  <manifest:file-entry manifest:media-type="text/xml" manifest:full-path="Methods-m120/content.xml"/>
  <manifest:file-entry manifest:media-type="text/xml" manifest:full-path="Methods-m120/settings.xml"/>
  <manifest:file-entry manifest:media-type="application/vnd.sun.xml.math" manifest:full-path="Methods-m120/"/>
  <manifest:file-entry manifest:media-type="text/xml" manifest:full-path="Methods-m121/content.xml"/>
  <manifest:file-entry manifest:media-type="text/xml" manifest:full-path="Methods-m121/settings.xml"/>
  <manifest:file-entry manifest:media-type="application/vnd.sun.xml.math" manifest:full-path="Methods-m121/"/>
  <manifest:file-entry manifest:media-type="text/xml" manifest:full-path="Methods-m122/content.xml"/>
  <manifest:file-entry manifest:media-type="text/xml" manifest:full-path="Methods-m122/settings.xml"/>
  <manifest:file-entry manifest:media-type="application/vnd.sun.xml.math" manifest:full-path="Methods-m122/"/>
  <manifest:file-entry manifest:media-type="text/xml" manifest:full-path="Methods-m123/content.xml"/>
  <manifest:file-entry manifest:media-type="text/xml" manifest:full-path="Methods-m123/settings.xml"/>
  <manifest:file-entry manifest:media-type="application/vnd.sun.xml.math" manifest:full-path="Methods-m123/"/>
  <manifest:file-entry manifest:media-type="text/xml" manifest:full-path="Methods-m124/content.xml"/>
  <manifest:file-entry manifest:media-type="text/xml" manifest:full-path="Methods-m124/settings.xml"/>
  <manifest:file-entry manifest:media-type="application/vnd.sun.xml.math" manifest:full-path="Methods-m124/"/>
  <manifest:file-entry manifest:media-type="text/xml" manifest:full-path="Methods-m125/content.xml"/>
  <manifest:file-entry manifest:media-type="text/xml" manifest:full-path="Methods-m125/settings.xml"/>
  <manifest:file-entry manifest:media-type="application/vnd.sun.xml.math" manifest:full-path="Methods-m125/"/>
  <manifest:file-entry manifest:media-type="text/xml" manifest:full-path="Methods-m126/content.xml"/>
  <manifest:file-entry manifest:media-type="text/xml" manifest:full-path="Methods-m126/settings.xml"/>
  <manifest:file-entry manifest:media-type="application/vnd.sun.xml.math" manifest:full-path="Methods-m126/"/>
  <manifest:file-entry manifest:media-type="text/xml" manifest:full-path="Methods-m127/content.xml"/>
  <manifest:file-entry manifest:media-type="text/xml" manifest:full-path="Methods-m127/settings.xml"/>
  <manifest:file-entry manifest:media-type="application/vnd.sun.xml.math" manifest:full-path="Methods-m127/"/>
  <manifest:file-entry manifest:media-type="text/xml" manifest:full-path="Methods-m128/content.xml"/>
  <manifest:file-entry manifest:media-type="text/xml" manifest:full-path="Methods-m128/settings.xml"/>
  <manifest:file-entry manifest:media-type="application/vnd.sun.xml.math" manifest:full-path="Methods-m128/"/>
  <manifest:file-entry manifest:media-type="text/xml" manifest:full-path="Methods-m129/content.xml"/>
  <manifest:file-entry manifest:media-type="text/xml" manifest:full-path="Methods-m129/settings.xml"/>
  <manifest:file-entry manifest:media-type="application/vnd.sun.xml.math" manifest:full-path="Methods-m129/"/>
  <manifest:file-entry manifest:media-type="text/xml" manifest:full-path="Methods-m130/content.xml"/>
  <manifest:file-entry manifest:media-type="text/xml" manifest:full-path="Methods-m130/settings.xml"/>
  <manifest:file-entry manifest:media-type="application/vnd.sun.xml.math" manifest:full-path="Methods-m130/"/>
  <manifest:file-entry manifest:media-type="text/xml" manifest:full-path="Methods-m131/content.xml"/>
  <manifest:file-entry manifest:media-type="text/xml" manifest:full-path="Methods-m131/settings.xml"/>
  <manifest:file-entry manifest:media-type="application/vnd.sun.xml.math" manifest:full-path="Methods-m131/"/>
  <manifest:file-entry manifest:media-type="text/xml" manifest:full-path="Methods-m132/content.xml"/>
  <manifest:file-entry manifest:media-type="text/xml" manifest:full-path="Methods-m132/settings.xml"/>
  <manifest:file-entry manifest:media-type="application/vnd.sun.xml.math" manifest:full-path="Methods-m132/"/>
  <manifest:file-entry manifest:media-type="text/xml" manifest:full-path="Methods-m133/content.xml"/>
  <manifest:file-entry manifest:media-type="text/xml" manifest:full-path="Methods-m133/settings.xml"/>
  <manifest:file-entry manifest:media-type="application/vnd.sun.xml.math" manifest:full-path="Methods-m133/"/>
  <manifest:file-entry manifest:media-type="text/xml" manifest:full-path="Methods-m134/content.xml"/>
  <manifest:file-entry manifest:media-type="text/xml" manifest:full-path="Methods-m134/settings.xml"/>
  <manifest:file-entry manifest:media-type="application/vnd.sun.xml.math" manifest:full-path="Methods-m134/"/>
  <manifest:file-entry manifest:media-type="text/xml" manifest:full-path="Methods-m135/content.xml"/>
  <manifest:file-entry manifest:media-type="text/xml" manifest:full-path="Methods-m135/settings.xml"/>
  <manifest:file-entry manifest:media-type="application/vnd.sun.xml.math" manifest:full-path="Methods-m135/"/>
  <manifest:file-entry manifest:media-type="text/xml" manifest:full-path="Methods-m136/content.xml"/>
  <manifest:file-entry manifest:media-type="text/xml" manifest:full-path="Methods-m136/settings.xml"/>
  <manifest:file-entry manifest:media-type="application/vnd.sun.xml.math" manifest:full-path="Methods-m136/"/>
  <manifest:file-entry manifest:media-type="text/xml" manifest:full-path="Methods-m137/content.xml"/>
  <manifest:file-entry manifest:media-type="text/xml" manifest:full-path="Methods-m137/settings.xml"/>
  <manifest:file-entry manifest:media-type="application/vnd.sun.xml.math" manifest:full-path="Methods-m137/"/>
  <manifest:file-entry manifest:media-type="text/xml" manifest:full-path="Methods-m138/content.xml"/>
  <manifest:file-entry manifest:media-type="text/xml" manifest:full-path="Methods-m138/settings.xml"/>
  <manifest:file-entry manifest:media-type="application/vnd.sun.xml.math" manifest:full-path="Methods-m138/"/>
  <manifest:file-entry manifest:media-type="text/xml" manifest:full-path="Methods-m139/content.xml"/>
  <manifest:file-entry manifest:media-type="text/xml" manifest:full-path="Methods-m139/settings.xml"/>
  <manifest:file-entry manifest:media-type="application/vnd.sun.xml.math" manifest:full-path="Methods-m139/"/>
  <manifest:file-entry manifest:media-type="text/xml" manifest:full-path="Methods-m140/content.xml"/>
  <manifest:file-entry manifest:media-type="text/xml" manifest:full-path="Methods-m140/settings.xml"/>
  <manifest:file-entry manifest:media-type="application/vnd.sun.xml.math" manifest:full-path="Methods-m140/"/>
  <manifest:file-entry manifest:media-type="text/xml" manifest:full-path="Methods-m141/content.xml"/>
  <manifest:file-entry manifest:media-type="text/xml" manifest:full-path="Methods-m141/settings.xml"/>
  <manifest:file-entry manifest:media-type="application/vnd.sun.xml.math" manifest:full-path="Methods-m141/"/>
  <manifest:file-entry manifest:media-type="text/xml" manifest:full-path="Methods-m142/content.xml"/>
  <manifest:file-entry manifest:media-type="text/xml" manifest:full-path="Methods-m142/settings.xml"/>
  <manifest:file-entry manifest:media-type="application/vnd.sun.xml.math" manifest:full-path="Methods-m142/"/>
  <manifest:file-entry manifest:media-type="text/xml" manifest:full-path="Methods-m143/content.xml"/>
  <manifest:file-entry manifest:media-type="text/xml" manifest:full-path="Methods-m143/settings.xml"/>
  <manifest:file-entry manifest:media-type="application/vnd.sun.xml.math" manifest:full-path="Methods-m143/"/>
  <manifest:file-entry manifest:media-type="text/xml" manifest:full-path="Methods-m144/content.xml"/>
  <manifest:file-entry manifest:media-type="text/xml" manifest:full-path="Methods-m144/settings.xml"/>
  <manifest:file-entry manifest:media-type="application/vnd.sun.xml.math" manifest:full-path="Methods-m144/"/>
  <manifest:file-entry manifest:media-type="text/xml" manifest:full-path="Methods-m145/content.xml"/>
  <manifest:file-entry manifest:media-type="text/xml" manifest:full-path="Methods-m145/settings.xml"/>
  <manifest:file-entry manifest:media-type="application/vnd.sun.xml.math" manifest:full-path="Methods-m145/"/>
  <manifest:file-entry manifest:media-type="text/xml" manifest:full-path="Methods-m146/content.xml"/>
  <manifest:file-entry manifest:media-type="text/xml" manifest:full-path="Methods-m146/settings.xml"/>
  <manifest:file-entry manifest:media-type="application/vnd.sun.xml.math" manifest:full-path="Methods-m146/"/>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10" style:family="text">
      <style:text-properties fo:font-size="9.0pt"/>
    </style:style>
    <style:style style:name="cmbx-10x-x-109" style:family="text">
      <style:text-properties fo:font-weight="bold"/>
    </style:style>
    <style:style style:name="cmbsy-10x-x-109" style:family="text">
      <style:text-properties fo:font-weight="bold"/>
    </style:style>
    <style:style style:name="cmbsy-8" style:family="text">
      <style:text-properties fo:font-weight="bold" fo:font-size="7.2pt"/>
    </style:style>
    <style:style style:name="cmbsy-6" style:family="text">
      <style:text-properties fo:font-weight="bold" fo:font-size="5.4pt"/>
    </style:style>
    <style:style style:name="cmex-8" style:family="text">
      <style:text-properties fo:font-size="7.2pt"/>
    </style:style>
    <style:style style:name="cmex-7x-x-85" style:family="text">
      <style:text-properties fo:font-size="5.4pt"/>
    </style:style>
    <style:style style:name="msam-10x-x-80" style:family="text">
      <style:text-properties fo:font-size="7.2pt"/>
    </style:style>
    <style:style style:name="msam-7x-x-85" style:family="text">
      <style:text-properties fo:font-size="5.4pt"/>
    </style:style>
    <style:style style:name="msbm-10x-x-80" style:family="text">
      <style:text-properties fo:font-size="7.2pt"/>
    </style:style>
    <style:style style:name="msbm-7x-x-85" style:family="text">
      <style:text-properties fo:font-size="5.4pt"/>
    </style:style>
    <style:style style:name="cmr-8" style:family="text">
      <style:text-properties fo:font-size="7.2pt"/>
    </style:style>
    <style:style style:name="cmr-6" style:family="text">
      <style:text-properties fo:font-size="5.4pt"/>
    </style:style>
    <style:style style:name="cmmi-10x-x-109" style:family="text">
      <style:text-properties fo:font-style="italic"/>
    </style:style>
    <style:style style:name="cmmi-8" style:family="text">
      <style:text-properties fo:font-style="italic" fo:font-size="7.2pt"/>
    </style:style>
    <style:style style:name="cmmi-6" style:family="text">
      <style:text-properties fo:font-style="italic" fo:font-size="5.4pt"/>
    </style:style>
    <style:style style:name="cmsy-8" style:family="text">
      <style:text-properties fo:font-size="7.2pt"/>
    </style:style>
    <style:style style:name="cmsy-6" style:family="text">
      <style:text-properties fo:font-size="5.4pt"/>
    </style:style>
    <style:style style:name="cmr-9" style:family="text">
      <style:text-properties fo:font-size="8.1pt"/>
    </style:style>
    <style:style style:name="cmmi-9" style:family="text">
      <style:text-properties fo:font-style="italic" fo:font-size="8.1pt"/>
    </style:style>
    <style:style style:name="cmti-10x-x-109" style:family="text">
      <style:text-properties fo:font-style="italic"/>
    </style:style>
    <style:style style:name="cmcsc-10" style:family="text">
      <style:text-properties fo:font-size="9.0pt"/>
    </style:style>
    <style:style style:name="cmti-9" style:family="text">
      <style:text-properties fo:font-style="italic" fo:font-size="8.1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link href="basic.css" rel="stylesheet" type="text/css"/>
  <office:body>
    <office:text>
      <!--begin maketitle
-->
      <text:p text:style-name="Title">
METHODS
  </text:p>
      <text:p text:style-name="authors"><text:span text:style-name="author">
<text:span text:style-name="cmr-9">NICK KAPPLER</text:span>
  </text:span></text:p>
      <text:p text:style-name="submaketitle"/>
      <text:p text:style-name="end-submaketitle"/>
      <!--end maketitle
-->
      <!--start of section
-->
      <text:h text:style-name="Heading-2" text:outline-level="2"><text:span text:style-name="section"><text:span text:style-name="textup">1. </text:span> </text:span><text:reference-mark text:name="x1-10001"> </text:reference-mark>Including Parasites (or, changing a few body size ratios)</text:h>
      <!--start of subsection
-->
      <text:h text:style-name="Heading-3" text:outline-level="3"><text:span text:style-name="subsection"><text:span text:style-name="textup">1.1. </text:span> </text:span><text:reference-mark text:name="x1-20001.1"> </text:reference-mark>Niche Models</text:h>
      <!--l. 47
-->
      <text:p text:style-name="Text-body">We first generated 100 food webs with 40 species and connectance <!--l. 47
--><draw:frame draw:style-name="mml-inline" draw:name="mobj-2" text:anchor-type="as-char" draw:z-index="0"><draw:object xlink:href="./Methods-m2" xlink:type="simple" xlink:show="embed" xlink:actuate="onLoad"/></draw:frame>  using the Niche Model. The Niche model is an algorithm that
generates realistic food webs with minimal inputs<text:s/><text:bibliography-mark text:identifier="Williams and Martinez, 2000" text:bibliography-type="custom1"/><text:span text:style-name="reference-ref"><text:reference-ref text:ref-name="XWilliams2000" text:reference-format="text"> </text:reference-ref></text:span>.<text:reference-mark text:name="x1-2001f1"> </text:reference-mark><text:note text:note-class="footnote" text:id="fn1x0"><text:note-citation>1</text:note-citation><text:note-body> <text:p text:style-name="Footnote">’We looked at alternatives but they did not pass muster.’ Keep this in your back pocket.</text:p></text:note-body></text:note> Figure 1<!--tex4ht:ref: fig:nicheModel 
--><text:span text:style-name="reference-ref"><text:reference-ref text:ref-name="x1-2002r1" text:reference-format="text"> </text:reference-ref></text:span> illustrates
the model. A species, <!--l. 47
--><draw:frame draw:style-name="mml-inline" draw:name="mobj-3" text:anchor-type="as-char" draw:z-index="0"><draw:object xlink:href="./Methods-m3" xlink:type="simple" xlink:show="embed" xlink:actuate="onLoad"/></draw:frame>  is placed on the niche axis, <!--l. 47
--><draw:frame draw:style-name="mml-inline" draw:name="mobj-4" text:anchor-type="as-char" draw:z-index="0"><draw:object xlink:href="./Methods-m4" xlink:type="simple" xlink:show="embed" xlink:actuate="onLoad"/></draw:frame> , by choosing a niche value uniformly randomly from <!--l. 47
--><draw:frame draw:style-name="mml-inline" draw:name="mobj-5" text:anchor-type="as-char" draw:z-index="0"><draw:object xlink:href="./Methods-m5" xlink:type="simple" xlink:show="embed" xlink:actuate="onLoad"/></draw:frame> . This species is then given a diet center and a diet width. The diet width is calculated as <!--l. 47
--><draw:frame draw:style-name="mml-inline" draw:name="mobj-6" text:anchor-type="as-char" draw:z-index="0"><draw:object xlink:href="./Methods-m6" xlink:type="simple" xlink:show="embed" xlink:actuate="onLoad"/></draw:frame> . In the calculation of diet width, <!--l. 47
--><draw:frame draw:style-name="mml-inline" draw:name="mobj-7" text:anchor-type="as-char" draw:z-index="0"><draw:object xlink:href="./Methods-m7" xlink:type="simple" xlink:show="embed" xlink:actuate="onLoad"/></draw:frame> , is a random variable drawn from a beta distribution with <!--l. 47
--><draw:frame draw:style-name="mml-inline" draw:name="mobj-8" text:anchor-type="as-char" draw:z-index="0"><draw:object xlink:href="./Methods-m8" xlink:type="simple" xlink:show="embed" xlink:actuate="onLoad"/></draw:frame> , and <!--l. 47
--><draw:frame draw:style-name="mml-inline" draw:name="mobj-9" text:anchor-type="as-char" draw:z-index="0"><draw:object xlink:href="./Methods-m9" xlink:type="simple" xlink:show="embed" xlink:actuate="onLoad"/></draw:frame>  chosen so that the expected width of a diet is the desired connetance, <!--l. 47
--><draw:frame draw:style-name="mml-inline" draw:name="mobj-10" text:anchor-type="as-char" draw:z-index="0"><draw:object xlink:href="./Methods-m10" xlink:type="simple" xlink:show="embed" xlink:actuate="onLoad"/></draw:frame>  (<!--l. 47
--><draw:frame draw:style-name="mml-inline" draw:name="mobj-11" text:anchor-type="as-char" draw:z-index="0"><draw:object xlink:href="./Methods-m11" xlink:type="simple" xlink:show="embed" xlink:actuate="onLoad"/></draw:frame> ). The beta distribution is chosen so that the distribution of diet widths is approximately
exponential, which means the distribution of generalities will be approximately exponential. We
multiply <!--l. 47
--><draw:frame draw:style-name="mml-inline" draw:name="mobj-12" text:anchor-type="as-char" draw:z-index="0"><draw:object xlink:href="./Methods-m12" xlink:type="simple" xlink:show="embed" xlink:actuate="onLoad"/></draw:frame>  by <!--l. 47
--><draw:frame draw:style-name="mml-inline" draw:name="mobj-13" text:anchor-type="as-char" draw:z-index="0"><draw:object xlink:href="./Methods-m13" xlink:type="simple" xlink:show="embed" xlink:actuate="onLoad"/></draw:frame>  so that species with higher niche values will tend to be more generalist than species with lower niche values.
A diet center, <!--l. 47
--><draw:frame draw:style-name="mml-inline" draw:name="mobj-14" text:anchor-type="as-char" draw:z-index="0"><draw:object xlink:href="./Methods-m14" xlink:type="simple" xlink:show="embed" xlink:actuate="onLoad"/></draw:frame> , is chosen uniformly randomly such that <!--l. 47
--><draw:frame draw:style-name="mml-inline" draw:name="mobj-15" text:anchor-type="as-char" draw:z-index="0"><draw:object xlink:href="./Methods-m15" xlink:type="simple" xlink:show="embed" xlink:actuate="onLoad"/></draw:frame>  and the diet falls entirely within the niche axis. Species <!--l. 47
--><draw:frame draw:style-name="mml-inline" draw:name="mobj-16" text:anchor-type="as-char" draw:z-index="0"><draw:object xlink:href="./Methods-m16" xlink:type="simple" xlink:show="embed" xlink:actuate="onLoad"/></draw:frame>  consumes a species <!--l. 47
--><draw:frame draw:style-name="mml-inline" draw:name="mobj-17" text:anchor-type="as-char" draw:z-index="0"><draw:object xlink:href="./Methods-m17" xlink:type="simple" xlink:show="embed" xlink:actuate="onLoad"/></draw:frame>  if <!--l. 47
--><draw:frame draw:style-name="mml-inline" draw:name="mobj-18" text:anchor-type="as-char" draw:z-index="0"><draw:object xlink:href="./Methods-m18" xlink:type="simple" xlink:show="embed" xlink:actuate="onLoad"/></draw:frame>  falls within the feeding range of <!--l. 47
--><draw:frame draw:style-name="mml-inline" draw:name="mobj-19" text:anchor-type="as-char" draw:z-index="0"><draw:object xlink:href="./Methods-m19" xlink:type="simple" xlink:show="embed" xlink:actuate="onLoad"/></draw:frame> .
  </text:p>
      <div class="figure">
        <!--l. 50
-->
        <text:p text:style-name="Text-body">h   <draw:frame draw:name="" text:anchor-type="as-char" draw:z-index="0"><draw:image xlink:href="Pictures/Methods-figure0.png" xlink:type="simple" xlink:show="embed" xlink:actuate="onLoad"/><!--draw:name="pict"  
style="width:7.227.95em;" 
--></draw:frame>
<text:reference-mark text:name="x1-2002r1"> </text:reference-mark>
<text:reference-mark text:name="x1-2003"> </text:reference-mark>
</text:p>
        <!--l. 80
-->
        <text:p text:style-name="Text-body"/>
        <!--l. 80
-->
        <text:p text:style-name="Text-body"> 
<text:span text:style-name="caption"><text:span text:style-name="caption-title">Figure<text:s/>1<text:reference-mark text:name="x1-2002r1"> </text:reference-mark>: </text:span>This figure demonstrates how feeding relationships are determined in the Niche
Model.</text:span>
                                                                                  

                                                                                  
  </text:p>
      </div>
      <!--end of subsection
-->
      <!--start of subsection
-->
      <text:h text:style-name="Heading-3" text:outline-level="3"><text:span text:style-name="subsection"><text:span text:style-name="textup">1.2. </text:span> </text:span><text:reference-mark text:name="x1-30001.2"> </text:reference-mark>Allometric Trophic Network Model</text:h>
      <!--l. 85
-->
      <text:p text:style-name="Text-body">We simulated population dynamics on the food web structures described in section 1.1<!--tex4ht:ref: sec:structure 
--><text:span text:style-name="reference-ref"><text:reference-ref text:ref-name="x1-20001.1" text:reference-format="text"> </text:reference-ref></text:span> using the
Allometric Trophic Network (ATN) model. The ATN model is an easily parameterized and
extensible model that is capable of reproducing realistic dynamics<text:s/><text:bibliography-mark text:identifier="Boit etal., 2012" text:bibliography-type="custom1"/><text:span text:style-name="reference-ref"><text:reference-ref text:ref-name="XBoit2012" text:reference-format="text"> </text:reference-ref></text:span>. At the heart
of the ATN model is the assumption that a species’ metabolic rate controls both mortality and
biomass accumulation (unless otherwise noted the choices that follow can be found in<text:s/><text:bibliography-mark text:identifier="Brose etal., 2006" text:bibliography-type="custom1"/><text:span text:style-name="reference-ref"><text:reference-ref text:ref-name="XBrose2006" text:reference-format="text"> </text:reference-ref></text:span>). The dependence on this fundamental biological rate along with empirically
supported allometric scaling laws means that the only species-specific parameter needed is body
size. We use the following formula to generate body sizes for any free-living species in a network
structure:
  </text:p>
      <table:table table:style-name="equation">
        <table:table-column table:style-name="equ-col"/>
        <table:table-column table:style-name="equ-num-col"/>
        <table:table-row>
          <table:table-cell table:style-name="equ-cell">
            <text:p text:style-name="equ-p"><text:reference-mark text:name="x1-3001r1"> </text:reference-mark>
<!--l. 87
--><draw:frame draw:name="mobj-20" draw:style-name="mml-display" draw:z-index="0" text:anchor-type="paragraph"><draw:object xlink:actuate="onLoad" xlink:href="./Methods-m20" xlink:show="embed" xlink:type="simple"/></draw:frame> </text:p>
          </table:table-cell>
          <table:table-cell table:style-name="equ-num-cell">
            <text:p text:style-name="equ-num-p">(1)</text:p>
          </table:table-cell>
        </table:table-row>
      </table:table>
      <!--l. 89
-->
      <text:p text:style-name="Like-Text-body">
</text:p>
      <!--l. 91
-->
      <text:p text:style-name="First-line-indent">  Where <!--l. 91
--><draw:frame draw:style-name="mml-inline" draw:name="mobj-21" text:anchor-type="as-char" draw:z-index="0"><draw:object xlink:href="./Methods-m21" xlink:type="simple" xlink:show="embed" xlink:actuate="onLoad"/></draw:frame>   is the prey-averaged trophic level of species <!--l. 91
--><draw:frame draw:style-name="mml-inline" draw:name="mobj-22" text:anchor-type="as-char" draw:z-index="0"><draw:object xlink:href="./Methods-m22" xlink:type="simple" xlink:show="embed" xlink:actuate="onLoad"/></draw:frame>  and <!--l. 91
--><draw:frame draw:style-name="mml-inline" draw:name="mobj-23" text:anchor-type="as-char" draw:z-index="0"><draw:object xlink:href="./Methods-m23" xlink:type="simple" xlink:show="embed" xlink:actuate="onLoad"/></draw:frame>   is the average body size ratio of consumer <!--l. 91
--><draw:frame draw:style-name="mml-inline" draw:name="mobj-24" text:anchor-type="as-char" draw:z-index="0"><draw:object xlink:href="./Methods-m24" xlink:type="simple" xlink:show="embed" xlink:actuate="onLoad"/></draw:frame>  to its prey<text:s/><text:bibliography-mark text:identifier="Williams and Martinez, 2004" text:bibliography-type="custom1"/><text:span text:style-name="reference-ref"><text:reference-ref text:ref-name="XWilliams2004" text:reference-format="text"> </text:reference-ref></text:span>. <!--l. 91
--><draw:frame draw:style-name="mml-inline" draw:name="mobj-25" text:anchor-type="as-char" draw:z-index="0"><draw:object xlink:href="./Methods-m25" xlink:type="simple" xlink:show="embed" xlink:actuate="onLoad"/></draw:frame>  will therefore determine the average body size ratio of the entire
food web. This means that species at a given trophic level will be <!--l. 91
--><draw:frame draw:style-name="mml-inline" draw:name="mobj-26" text:anchor-type="as-char" draw:z-index="0"><draw:object xlink:href="./Methods-m26" xlink:type="simple" xlink:show="embed" xlink:actuate="onLoad"/></draw:frame>  times larger than species one trophic level lower. However, this still allows for individual
consumer-resource body size ratios to vary for each species since we use prey-averaged
trophic level. It is not possible to define body sizes such that all links have the same
consumer-resource body size ratio. We ran a full set of simulations for each of <!--l. 91
--><draw:frame draw:style-name="mml-inline" draw:name="mobj-27" text:anchor-type="as-char" draw:z-index="0"><draw:object xlink:href="./Methods-m27" xlink:type="simple" xlink:show="embed" xlink:actuate="onLoad"/></draw:frame>  and <!--l. 91
--><draw:frame draw:style-name="mml-inline" draw:name="mobj-28" text:anchor-type="as-char" draw:z-index="0"><draw:object xlink:href="./Methods-m28" xlink:type="simple" xlink:show="embed" xlink:actuate="onLoad"/></draw:frame> .
</text:p>
      <!--l. 93
-->
      <text:p text:style-name="First-line-indent">  Using the body size as defined in <text:span text:style-name="textup">(1<!--tex4ht:ref: eq:mFree 
--><text:span text:style-name="reference-ref"><text:reference-ref text:ref-name="x1-3001r1" text:reference-format="text"> </text:reference-ref></text:span>)</text:span>, we define the mass-specific metabolic rate as
</text:p>
      <table:table table:style-name="equation">
        <table:table-column table:style-name="equ-col"/>
        <table:table-column table:style-name="equ-num-col"/>
        <table:table-row>
          <table:table-cell table:style-name="equ-cell">
            <text:p text:style-name="equ-p"><text:reference-mark text:name="x1-3002r2"> </text:reference-mark>
<!--l. 94
--><draw:frame draw:name="mobj-29" draw:style-name="mml-display" draw:z-index="0" text:anchor-type="paragraph"><draw:object xlink:actuate="onLoad" xlink:href="./Methods-m29" xlink:show="embed" xlink:type="simple"/></draw:frame> </text:p>
          </table:table-cell>
          <table:table-cell table:style-name="equ-num-cell">
            <text:p text:style-name="equ-num-p">(2)</text:p>
          </table:table-cell>
        </table:table-row>
      </table:table>
      <!--l. 96
-->
      <text:p text:style-name="Like-Text-body">
The <!--l. 97
--><draw:frame draw:style-name="mml-inline" draw:name="mobj-30" text:anchor-type="as-char" draw:z-index="0"><draw:object xlink:href="./Methods-m30" xlink:type="simple" xlink:show="embed" xlink:actuate="onLoad"/></draw:frame>  power has both empirical and theoretical support (<text:s/><text:bibliography-mark text:identifier="Brown etal., 2004" text:bibliography-type="custom1"/><text:span text:style-name="reference-ref"><text:reference-ref text:ref-name="XBrown2004" text:reference-format="text"> </text:reference-ref></text:span>, others?). The constant <!--l. 97
--><draw:frame draw:style-name="mml-inline" draw:name="mobj-31" text:anchor-type="as-char" draw:z-index="0"><draw:object xlink:href="./Methods-m31" xlink:type="simple" xlink:show="embed" xlink:actuate="onLoad"/></draw:frame>  is the metabolic scaling constant that varies across metabolic classes of species. In all simulations
we take <!--l. 97
--><draw:frame draw:style-name="mml-inline" draw:name="mobj-32" text:anchor-type="as-char" draw:z-index="0"><draw:object xlink:href="./Methods-m32" xlink:type="simple" xlink:show="embed" xlink:actuate="onLoad"/></draw:frame> , which is the value for a broad collection of invertebrate species. With these fundamental
constants in hand we can write the following dimensionless equations that govern the biomasses
of all species in a food web (see<text:s/><text:bibliography-mark text:identifier="Yodzis and Innes, 1992" text:bibliography-type="custom1"/><text:span text:style-name="reference-ref"><text:reference-ref text:ref-name="XYodzis1992" text:reference-format="text"> </text:reference-ref></text:span> for the original 2-species derivation
and<text:s/><text:bibliography-mark text:identifier="Williams and Brose, 2007" text:bibliography-type="custom1"/><text:span text:style-name="reference-ref"><text:reference-ref text:ref-name="XWilliams2007" text:reference-format="text"> </text:reference-ref></text:span> for an updated multi species derivation):
<text:reference-mark text:name="x1-30030"> </text:reference-mark>
  </text:p>
      <text:p text:style-name="display-math">
<!--tex4ht:inline
--><!--l. 103
--><draw:frame draw:style-name="mml-inline" draw:name="mobj-33" text:anchor-type="as-char" draw:z-index="0"><draw:object xlink:href="./Methods-m33" xlink:type="simple" xlink:show="embed" xlink:actuate="onLoad"/></draw:frame>
</text:p>
      <!--l. 106
-->
      <text:p text:style-name="First-line-indent">  Here <!--l. 106
--><draw:frame draw:style-name="mml-inline" draw:name="mobj-34" text:anchor-type="as-char" draw:z-index="0"><draw:object xlink:href="./Methods-m34" xlink:type="simple" xlink:show="embed" xlink:actuate="onLoad"/></draw:frame>  and <!--l. 106
--><draw:frame draw:style-name="mml-inline" draw:name="mobj-35" text:anchor-type="as-char" draw:z-index="0"><draw:object xlink:href="./Methods-m35" xlink:type="simple" xlink:show="embed" xlink:actuate="onLoad"/></draw:frame>  denote the biomass density of basal and consumer species, respectively; thus
<text:span text:style-name="textup">(<text:a xlink:type="simple" xlink:href="Methods-m33.4om#x33-3004r1">3a<!--tex4ht:ref: subeq:basal0 
--></text:a>)</text:span> and <text:span text:style-name="textup">(<text:a xlink:type="simple" xlink:href="Methods-m33.4om#x33-3005r2">3b<!--tex4ht:ref: subeq:con0 
--></text:a>)</text:span> represent rates of change of basal and consumer populations,
respectively (regardless of whether the consumer is a free-liver or parasite). <!--l. 106
--><draw:frame draw:style-name="mml-inline" draw:name="mobj-36" text:anchor-type="as-char" draw:z-index="0"><draw:object xlink:href="./Methods-m36" xlink:type="simple" xlink:show="embed" xlink:actuate="onLoad"/></draw:frame>   is the intrinsic growth rate of basal species <!--l. 106
--><draw:frame draw:style-name="mml-inline" draw:name="mobj-37" text:anchor-type="as-char" draw:z-index="0"><draw:object xlink:href="./Methods-m37" xlink:type="simple" xlink:show="embed" xlink:actuate="onLoad"/></draw:frame>  and <!--l. 106
--><draw:frame draw:style-name="mml-inline" draw:name="mobj-38" text:anchor-type="as-char" draw:z-index="0"><draw:object xlink:href="./Methods-m38" xlink:type="simple" xlink:show="embed" xlink:actuate="onLoad"/></draw:frame>  is the community carrying capacity of basal species. <!--l. 106
--><draw:frame draw:style-name="mml-inline" draw:name="mobj-39" text:anchor-type="as-char" draw:z-index="0"><draw:object xlink:href="./Methods-m39" xlink:type="simple" xlink:show="embed" xlink:actuate="onLoad"/></draw:frame>   is the mass specific metabolic rate of consumer <!--l. 106
--><draw:frame draw:style-name="mml-inline" draw:name="mobj-40" text:anchor-type="as-char" draw:z-index="0"><draw:object xlink:href="./Methods-m40" xlink:type="simple" xlink:show="embed" xlink:actuate="onLoad"/></draw:frame> . <!--l. 106
--><draw:frame draw:style-name="mml-inline" draw:name="mobj-41" text:anchor-type="as-char" draw:z-index="0"><draw:object xlink:href="./Methods-m41" xlink:type="simple" xlink:show="embed" xlink:actuate="onLoad"/></draw:frame>  is the maximum assimilation rate of <!--l. 106
--><draw:frame draw:style-name="mml-inline" draw:name="mobj-42" text:anchor-type="as-char" draw:z-index="0"><draw:object xlink:href="./Methods-m42" xlink:type="simple" xlink:show="embed" xlink:actuate="onLoad"/></draw:frame>  by <!--l. 106
--><draw:frame draw:style-name="mml-inline" draw:name="mobj-43" text:anchor-type="as-char" draw:z-index="0"><draw:object xlink:href="./Methods-m43" xlink:type="simple" xlink:show="embed" xlink:actuate="onLoad"/></draw:frame>  relative to <!--l. 106
--><draw:frame draw:style-name="mml-inline" draw:name="mobj-44" text:anchor-type="as-char" draw:z-index="0"><draw:object xlink:href="./Methods-m44" xlink:type="simple" xlink:show="embed" xlink:actuate="onLoad"/></draw:frame> ’s metabolic rate that varies according to metabolic class of the consumer. <!--l. 106
--><draw:frame draw:style-name="mml-inline" draw:name="mobj-45" text:anchor-type="as-char" draw:z-index="0"><draw:object xlink:href="./Methods-m45" xlink:type="simple" xlink:show="embed" xlink:actuate="onLoad"/></draw:frame>  is the assimilation efficiency of <!--l. 106
--><draw:frame draw:style-name="mml-inline" draw:name="mobj-46" text:anchor-type="as-char" draw:z-index="0"><draw:object xlink:href="./Methods-m46" xlink:type="simple" xlink:show="embed" xlink:actuate="onLoad"/></draw:frame>  when consuming <!--l. 106
--><draw:frame draw:style-name="mml-inline" draw:name="mobj-47" text:anchor-type="as-char" draw:z-index="0"><draw:object xlink:href="./Methods-m47" xlink:type="simple" xlink:show="embed" xlink:actuate="onLoad"/></draw:frame>  and varies according to the type of prey (autotroph or heterotroph prey item). <!--l. 106
--><draw:frame draw:style-name="mml-inline" draw:name="mobj-48" text:anchor-type="as-char" draw:z-index="0"><draw:object xlink:href="./Methods-m48" xlink:type="simple" xlink:show="embed" xlink:actuate="onLoad"/></draw:frame>  is a normalized functional response of <!--l. 106
--><draw:frame draw:style-name="mml-inline" draw:name="mobj-49" text:anchor-type="as-char" draw:z-index="0"><draw:object xlink:href="./Methods-m49" xlink:type="simple" xlink:show="embed" xlink:actuate="onLoad"/></draw:frame>  preying on <!--l. 106
--><draw:frame draw:style-name="mml-inline" draw:name="mobj-50" text:anchor-type="as-char" draw:z-index="0"><draw:object xlink:href="./Methods-m50" xlink:type="simple" xlink:show="embed" xlink:actuate="onLoad"/></draw:frame> . Note that this functional response represents how the <text:span text:style-name="textit"><text:span text:style-name="cmti-10x-x-109">assimilation</text:span></text:span> of biomass changes with
changes in prey biomass, not the consumption of prey biomass. It has the following form:
</text:p>
      <table:table table:style-name="equation">
        <table:table-column table:style-name="equ-col"/>
        <table:table-column table:style-name="equ-num-col"/>
        <table:table-row>
          <table:table-cell table:style-name="equ-cell">
            <text:p text:style-name="equ-p"><text:reference-mark text:name="x1-3006r4"> </text:reference-mark>
<!--l. 107
--><draw:frame draw:name="mobj-51" draw:style-name="mml-display" draw:z-index="0" text:anchor-type="paragraph"><draw:object xlink:actuate="onLoad" xlink:href="./Methods-m51" xlink:show="embed" xlink:type="simple"/></draw:frame> </text:p>
          </table:table-cell>
          <table:table-cell table:style-name="equ-num-cell">
            <text:p text:style-name="equ-num-p">(4)</text:p>
          </table:table-cell>
        </table:table-row>
      </table:table>
      <!--l. 109
-->
      <text:p text:style-name="Like-Text-body">
Here <!--l. 110
--><draw:frame draw:style-name="mml-inline" draw:name="mobj-52" text:anchor-type="as-char" draw:z-index="0"><draw:object xlink:href="./Methods-m52" xlink:type="simple" xlink:show="embed" xlink:actuate="onLoad"/></draw:frame>  quantifies deviation from a multi-species type II functional response, <!--l. 110
--><draw:frame draw:style-name="mml-inline" draw:name="mobj-53" text:anchor-type="as-char" draw:z-index="0"><draw:object xlink:href="./Methods-m53" xlink:type="simple" xlink:show="embed" xlink:actuate="onLoad"/></draw:frame>  is the relative preference for prey item <!--l. 110
--><draw:frame draw:style-name="mml-inline" draw:name="mobj-54" text:anchor-type="as-char" draw:z-index="0"><draw:object xlink:href="./Methods-m54" xlink:type="simple" xlink:show="embed" xlink:actuate="onLoad"/></draw:frame>  by <!--l. 110
--><draw:frame draw:style-name="mml-inline" draw:name="mobj-55" text:anchor-type="as-char" draw:z-index="0"><draw:object xlink:href="./Methods-m55" xlink:type="simple" xlink:show="embed" xlink:actuate="onLoad"/></draw:frame> , and <!--l. 110
--><draw:frame draw:style-name="mml-inline" draw:name="mobj-56" text:anchor-type="as-char" draw:z-index="0"><draw:object xlink:href="./Methods-m56" xlink:type="simple" xlink:show="embed" xlink:actuate="onLoad"/></draw:frame>  is the half-saturation density. When <!--l. 110
--><draw:frame draw:style-name="mml-inline" draw:name="mobj-57" text:anchor-type="as-char" draw:z-index="0"><draw:object xlink:href="./Methods-m57" xlink:type="simple" xlink:show="embed" xlink:actuate="onLoad"/></draw:frame>  and <!--l. 110
--><draw:frame draw:style-name="mml-inline" draw:name="mobj-58" text:anchor-type="as-char" draw:z-index="0"><draw:object xlink:href="./Methods-m58" xlink:type="simple" xlink:show="embed" xlink:actuate="onLoad"/></draw:frame>  has only one prey, <!--l. 110
--><draw:frame draw:style-name="mml-inline" draw:name="mobj-59" text:anchor-type="as-char" draw:z-index="0"><draw:object xlink:href="./Methods-m59" xlink:type="simple" xlink:show="embed" xlink:actuate="onLoad"/></draw:frame>   is the density of prey that yields an attack rate on <!--l. 110
--><draw:frame draw:style-name="mml-inline" draw:name="mobj-60" text:anchor-type="as-char" draw:z-index="0"><draw:object xlink:href="./Methods-m60" xlink:type="simple" xlink:show="embed" xlink:actuate="onLoad"/></draw:frame>  by <!--l. 110
--><draw:frame draw:style-name="mml-inline" draw:name="mobj-61" text:anchor-type="as-char" draw:z-index="0"><draw:object xlink:href="./Methods-m61" xlink:type="simple" xlink:show="embed" xlink:actuate="onLoad"/></draw:frame>  equal to half the maximum attack rate; it is related to the handling time in more
traditional formulations of type II functional responses. In the case of multiple prey or <!--l. 110
--><draw:frame draw:style-name="mml-inline" draw:name="mobj-62" text:anchor-type="as-char" draw:z-index="0"><draw:object xlink:href="./Methods-m62" xlink:type="simple" xlink:show="embed" xlink:actuate="onLoad"/></draw:frame> , <!--l. 110
--><draw:frame draw:style-name="mml-inline" draw:name="mobj-63" text:anchor-type="as-char" draw:z-index="0"><draw:object xlink:href="./Methods-m63" xlink:type="simple" xlink:show="embed" xlink:actuate="onLoad"/></draw:frame>  is harder to interpret but generally affects how quickly the functional response approaches its
saturating value.
  </text:p>
      <!--end of subsection
-->
      <!--start of subsection
-->
      <text:h text:style-name="Heading-3" text:outline-level="3"><text:span text:style-name="subsection"><text:span text:style-name="textup">1.3. </text:span> </text:span><text:reference-mark text:name="x1-40001.3"> </text:reference-mark>Introducing Parasites</text:h>
      <!--l. 114
-->
      <text:p text:style-name="Text-body">We controlled the number of parasites in our food webs by switching the roles of certain
consumers from free-living species to parasitic species. We chose which consumers to
switch by first randomly ordering all consumers. We then assigned the first fraction, <!--l. 114
--><draw:frame draw:style-name="mml-inline" draw:name="mobj-64" text:anchor-type="as-char" draw:z-index="0"><draw:object xlink:href="./Methods-m64" xlink:type="simple" xlink:show="embed" xlink:actuate="onLoad"/></draw:frame>  of those species in the list to be parasites. In this way, parasites at low levels of parasitism are
also always parasites at higher levels of parasitism. The same sequence of consumers was used for
each simulation but each web necessarily had a different sequence. This allowed for direct
comparisons between models. We used 11 different fractions of parasites evenly spaced from
0 up to 0.5, that is, from 0% up to 50% of consumers as parasites in increments of
5%<text:reference-mark text:name="x1-4001f2"> </text:reference-mark><text:note text:note-class="footnote" text:id="fn2x0"><text:note-citation>2</text:note-citation><text:note-body> <text:p text:style-name="Footnote">We did not go past 50% since interpreting parasites as parasites becomes difficult since
their average consumer-resource body size ratio becomes close to the original value for free-living
consumers</text:p></text:note-body></text:note>.
</text:p>
      <!--l. 116
-->
      <text:p text:style-name="First-line-indent">  In this study, the most basic difference between a free-living consumer and a parasitic consumer is
the body size ratio of the parasite to its host species. On average, a parasitic species will be much
smaller than its host, whereas a free-living consumer will generally be much larger than its prey.
The body sizes of parasitic species were determined using the following formula (note that <!--l. 116
--><draw:frame draw:style-name="mml-inline" draw:name="mobj-65" text:anchor-type="as-char" draw:z-index="0"><draw:object xlink:href="./Methods-m65" xlink:type="simple" xlink:show="embed" xlink:actuate="onLoad"/></draw:frame> ):
  </text:p>
      <table:table table:style-name="equation">
        <table:table-column table:style-name="equ-col"/>
        <table:table-column table:style-name="equ-num-col"/>
        <table:table-row>
          <table:table-cell table:style-name="equ-cell">
            <text:p text:style-name="equ-p"><text:reference-mark text:name="x1-4002r5"> </text:reference-mark>
<!--l. 118
--><draw:frame draw:name="mobj-66" draw:style-name="mml-display" draw:z-index="0" text:anchor-type="paragraph"><draw:object xlink:actuate="onLoad" xlink:href="./Methods-m66" xlink:show="embed" xlink:type="simple"/></draw:frame> </text:p>
          </table:table-cell>
          <table:table-cell table:style-name="equ-num-cell">
            <text:p text:style-name="equ-num-p">(5)</text:p>
          </table:table-cell>
        </table:table-row>
      </table:table>
      <!--l. 120
-->
      <text:p text:style-name="Like-Text-body">
</text:p>
      <!--l. 122
-->
      <text:p text:style-name="First-line-indent">  With this choice of body size, parasites will be on average <!--l. 122
--><draw:frame draw:style-name="mml-inline" draw:name="mobj-67" text:anchor-type="as-char" draw:z-index="0"><draw:object xlink:href="./Methods-m67" xlink:type="simple" xlink:show="embed" xlink:actuate="onLoad"/></draw:frame>   times the size of their free-living hosts, <!--l. 122
--><draw:frame draw:style-name="mml-inline" draw:name="mobj-68" text:anchor-type="as-char" draw:z-index="0"><draw:object xlink:href="./Methods-m68" xlink:type="simple" xlink:show="embed" xlink:actuate="onLoad"/></draw:frame>  times the size of their parasitic prey (same as free-livers on free-livers, the red dashed links in figure
2<!--tex4ht:ref: fig:bsrCartoon 
--><text:span text:style-name="reference-ref"><text:reference-ref text:ref-name="x1-4004r2" text:reference-format="text"> </text:reference-ref></text:span>), and <!--l. 122
--><draw:frame draw:style-name="mml-inline" draw:name="mobj-69" text:anchor-type="as-char" draw:z-index="0"><draw:object xlink:href="./Methods-m69" xlink:type="simple" xlink:show="embed" xlink:actuate="onLoad"/></draw:frame>  times the size of their free-living predators (the green dashed link in 2<!--tex4ht:ref: fig:bsrCartoon 
--><text:span text:style-name="reference-ref"><text:reference-ref text:ref-name="x1-4004r2" text:reference-format="text"> </text:reference-ref></text:span>. The last ratio (<!--l. 122
--><draw:frame draw:style-name="mml-inline" draw:name="mobj-70" text:anchor-type="as-char" draw:z-index="0"><draw:object xlink:href="./Methods-m70" xlink:type="simple" xlink:show="embed" xlink:actuate="onLoad"/></draw:frame> ) is not ideal since it significanty increases the average body size ratio of free-living
consumers<text:reference-mark text:name="x1-4003f3"> </text:reference-mark><text:note text:note-class="footnote" text:id="fn3x0"><text:note-citation>3</text:note-citation><text:note-body> <text:p text:style-name="Footnote">Need to look at these plots</text:p></text:note-body></text:note>.
From the parasitic body sizes we derive the parasitic mass-specific metabolic
rate using equation <text:span text:style-name="textup">(2<!--tex4ht:ref: eq:x 
--><text:span text:style-name="reference-ref"><text:reference-ref text:ref-name="x1-3002r2" text:reference-format="text"> </text:reference-ref></text:span>)</text:span>. We a ran a full set of simulations with each of <!--l. 122
--><draw:frame draw:style-name="mml-inline" draw:name="mobj-71" text:anchor-type="as-char" draw:z-index="0"><draw:object xlink:href="./Methods-m71" xlink:type="simple" xlink:show="embed" xlink:actuate="onLoad"/></draw:frame>  and <!--l. 122
--><draw:frame draw:style-name="mml-inline" draw:name="mobj-72" text:anchor-type="as-char" draw:z-index="0"><draw:object xlink:href="./Methods-m72" xlink:type="simple" xlink:show="embed" xlink:actuate="onLoad"/></draw:frame> . A schematic of the body size hierarchy defined by equations <text:span text:style-name="textup">(5<!--tex4ht:ref: eq:mPara 
--><text:span text:style-name="reference-ref"><text:reference-ref text:ref-name="x1-4002r5" text:reference-format="text"> </text:reference-ref></text:span>)</text:span> and <text:span text:style-name="textup">(1<!--tex4ht:ref: eq:mFree 
--><text:span text:style-name="reference-ref"><text:reference-ref text:ref-name="x1-3001r1" text:reference-format="text"> </text:reference-ref></text:span>)</text:span> is given in figure
2<!--tex4ht:ref: fig:bsrCartoon 
--><text:span text:style-name="reference-ref"><text:reference-ref text:ref-name="x1-4004r2" text:reference-format="text"> </text:reference-ref></text:span>.
  </text:p>
      <div class="figure">
        <!--l. 125
-->
        <text:p text:style-name="Text-body">  <draw:frame draw:name="" text:anchor-type="as-char" draw:z-index="0"><draw:image xlink:href="Pictures/Methods-figure1.png" xlink:type="simple" xlink:show="embed" xlink:actuate="onLoad"/><!--draw:name="pict"  
style="width:7.227.95em;" 
--></draw:frame>
<text:reference-mark text:name="x1-4004r2"> </text:reference-mark>
<text:reference-mark text:name="x1-4005"> </text:reference-mark>
</text:p>
        <!--l. 146
-->
        <text:p text:style-name="Text-body"/>
        <!--l. 146
-->
        <text:p text:style-name="Text-body"> 
<text:span text:style-name="caption"><text:span text:style-name="caption-title">Figure<text:s/>2<text:reference-mark text:name="x1-4004r2"> </text:reference-mark>: </text:span>This figure shows the body size hierarchy when body sizes are defined according
to equations <text:span text:style-name="textup">(5<!--tex4ht:ref: eq:mPara 
--><text:span text:style-name="reference-ref"><text:reference-ref text:ref-name="x1-4002r5" text:reference-format="text"> </text:reference-ref></text:span>)</text:span> and <text:span text:style-name="textup">(1<!--tex4ht:ref: eq:mFree 
--><text:span text:style-name="reference-ref"><text:reference-ref text:ref-name="x1-3001r1" text:reference-format="text"> </text:reference-ref></text:span>)</text:span>. In this figure, the volume of the spheres scale with the body size,
and arrows denote biomass flow. The situation in the model is also more complicated since
we do allow fractional trophic levels.</text:span>
                                                                                  

                                                                                  
  </text:p>
      </div>
      <!--end of subsection
-->
      <!--start of subsection
-->
      <text:h text:style-name="Heading-3" text:outline-level="3"><text:span text:style-name="subsection"><text:span text:style-name="textup">1.4. </text:span> </text:span><text:reference-mark text:name="x1-50001.4"> </text:reference-mark>Models</text:h>
      <!--l. 151
-->
      <text:p text:style-name="Text-body">As described in section 1.3<!--tex4ht:ref: subsec:paraIntro 
--><text:span text:style-name="reference-ref"><text:reference-ref text:ref-name="x1-40001.3" text:reference-format="text"> </text:reference-ref></text:span>, each web will be tested with different average body size ratios: free-livers
will be on average 10 times larger than their prey in one set of simulations and 100 times larger in
another set<text:reference-mark text:name="x1-5001f4"> </text:reference-mark><text:note text:note-class="footnote" text:id="fn4x0"><text:note-citation>4</text:note-citation><text:note-body> <text:p text:style-name="Footnote">These ratios correspond to the two highest persistence levels in the null model when tested over a large range of
values of <!--l. 151
--><draw:frame draw:style-name="mml-inline" draw:name="mobj-73" text:anchor-type="as-char" draw:z-index="0"><draw:object xlink:href="./Methods-m73" xlink:type="simple" xlink:show="embed" xlink:actuate="onLoad"/></draw:frame> ; they are also the most empirically realisitc; that data could be in SI?</text:p></text:note-body></text:note>.
Likewise, parasites will be on average 1,000 or 10,000 times smaller than their host. These two
factors lead to 4 sets of simulations. For each combination of free-liver and parasitic average
consumer-resource body size ratios, we tested four different models that are modifications to the
standard ATN model, equation <text:span text:style-name="textup">(3<!--tex4ht:ref: eq:atn0 
--><text:span text:style-name="reference-ref"><text:reference-ref text:ref-name="x1-30030" text:reference-format="text"> </text:reference-ref></text:span>)</text:span>.
  </text:p>
      <div class="figure">
        <div class="subfigure">
          <text:reference-mark text:name="x1-5002r1"> </text:reference-mark>
          <!--l. 156
-->
          <text:p text:style-name="Text-body"><text:span text:style-name="cmcsc-10">(<text:span text:style-name="small-caps">a</text:span>) </text:span><text:span text:style-name="cmr-10">Null Model</text:span>

</text:p>
          <!--l. 157
-->
          <text:p text:style-name="Text-body"><draw:frame draw:name="" text:anchor-type="as-char" draw:z-index="0"><draw:image xlink:href="Pictures/figures/Null.png" xlink:type="simple" xlink:show="embed" xlink:actuate="onLoad"/><!--draw:name="pict"  
style="width:19.35008.95em;" 
--></draw:frame>
</text:p>
        </div>
        <div class="subfigure">
          <text:reference-mark text:name="x1-5003r2"> </text:reference-mark>
          <!--l. 160
-->
          <text:p text:style-name="Text-body"><text:span text:style-name="cmcsc-10">(<text:span text:style-name="small-caps">b</text:span>) </text:span><text:span text:style-name="cmr-10">refuge</text:span>
</text:p>
          <!--l. 161
-->
          <text:p text:style-name="Text-body"><draw:frame draw:name="" text:anchor-type="as-char" draw:z-index="0"><draw:image xlink:href="Pictures/figures/Null+Ref.png" xlink:type="simple" xlink:show="embed" xlink:actuate="onLoad"/><!--draw:name="pict"  
style="width:19.35008.95em;" 
--></draw:frame></text:p>
        </div>
        <div class="subfigure">
          <text:reference-mark text:name="x1-5004r3"> </text:reference-mark>
          <!--l. 165
-->
          <text:p text:style-name="Text-body"><text:span text:style-name="cmcsc-10">(<text:span text:style-name="small-caps">c</text:span>) </text:span><text:span text:style-name="cmr-10">concomittant</text:span>

</text:p>
          <!--l. 166
-->
          <text:p text:style-name="Text-body"><draw:frame draw:name="" text:anchor-type="as-char" draw:z-index="0"><draw:image xlink:href="Pictures/figures/Null+Con.png" xlink:type="simple" xlink:show="embed" xlink:actuate="onLoad"/><!--draw:name="pict"  
style="width:19.35008.95em;" 
--></draw:frame>
</text:p>
        </div>
        <div class="subfigure">
          <text:reference-mark text:name="x1-5005r4"> </text:reference-mark>
          <!--l. 169
-->
          <text:p text:style-name="Text-body"><text:span text:style-name="cmcsc-10">(<text:span text:style-name="small-caps">d</text:span>) </text:span><text:span text:style-name="cmr-10">refuge with concomittant</text:span>
</text:p>
          <!--l. 170
-->
          <text:p text:style-name="Text-body"><draw:frame draw:name="" text:anchor-type="as-char" draw:z-index="0"><draw:image xlink:href="Pictures/figures/Con+Ref.png" xlink:type="simple" xlink:show="embed" xlink:actuate="onLoad"/><!--draw:name="pict"  
style="width:19.35008.95em;" 
--></draw:frame></text:p>
        </div>
        <text:reference-mark text:name="x1-5006r3"> </text:reference-mark>
        <text:reference-mark text:name="x1-5007"> </text:reference-mark>
        <!--l. 172
-->
        <text:p text:style-name="Text-body"> 
<text:span text:style-name="caption"><text:span text:style-name="caption-title">Figure<text:s/>3<text:reference-mark text:name="x1-5006r3"> </text:reference-mark>: </text:span>This cartoon illustrates the differences between the four different versions of ATN
dynamics that were tested. </text:span>
                                                                                  

                                                                                  
  </text:p>
      </div>
      <!--l. 175
-->
      <text:p text:style-name="First-line-indent">  In the first (null) model (figure 3a<!--tex4ht:ref: subfig:modelsa 
--><text:span text:style-name="reference-ref"><text:reference-ref text:ref-name="x1-5002r1" text:reference-format="text"> </text:reference-ref></text:span>) parasites are vulnerable to their predators while both
inside and outside their hosts and they are not susecptible to concomittant predation. In the null
model, the only things that change when a species becomes a parasite are it’s body size
and metabolic rate. In the second model, (figure 3b<!--tex4ht:ref: subfig:modelsb 
--><text:span text:style-name="reference-ref"><text:reference-ref text:ref-name="x1-5003r2" text:reference-format="text"> </text:reference-ref></text:span>) we introduce a parameter, <!--l. 175
--><draw:frame draw:style-name="mml-inline" draw:name="mobj-74" text:anchor-type="as-char" draw:z-index="0"><draw:object xlink:href="./Methods-m74" xlink:type="simple" xlink:show="embed" xlink:actuate="onLoad"/></draw:frame> , to the null model that controls the fraction of parasitic biomass outside of a host at any given
time. A parasite is protected from predation while inside its host. However, the parasite is also
not susceptible to concomittant predation. This represents the situation in which parasites are
most protected. The third model (figure 3c<!--tex4ht:ref: subfig:modelsc 
--><text:span text:style-name="reference-ref"><text:reference-ref text:ref-name="x1-5004r3" text:reference-format="text"> </text:reference-ref></text:span>) modifies the null model by making parasites within
their hosts susceptible to concomittant predation (see figure 4<!--tex4ht:ref: fig:concDiagram 
--><text:span text:style-name="reference-ref"><text:reference-ref text:ref-name="x1-5010r4" text:reference-format="text"> </text:reference-ref></text:span>). Note that in this model we don’t
distinguish where a parasite is; the entire popluation is susceptible to both concomittant and
normal predation. The model in 3c<!--tex4ht:ref: subfig:modelsc 
--><text:span text:style-name="reference-ref"><text:reference-ref text:ref-name="x1-5004r3" text:reference-format="text"> </text:reference-ref></text:span> represents the most vulnerable situation for parasites.
<text:reference-mark text:name="x1-5008f5"> </text:reference-mark><text:note text:note-class="footnote" text:id="fn5x0"><text:note-citation>5</text:note-citation><text:note-body> <text:p text:style-name="Footnote">We could try to justify this model, but it might be better just to say that we did it this way in an
attempt to separate the effects from the two modifications (since it <text:span text:style-name="textit">isn’t</text:span> realistic; neither 3c<!--tex4ht:ref: subfig:modelsc 
--><text:span text:style-name="reference-ref"><text:reference-ref text:ref-name="x1-5004r3" text:reference-format="text"> </text:reference-ref></text:span> nor 3b<!--tex4ht:ref: subfig:modelsb 
--><text:span text:style-name="reference-ref"><text:reference-ref text:ref-name="x1-5003r2" text:reference-format="text"> </text:reference-ref></text:span> are. In 3d<!--tex4ht:ref: subfig:modelsd 
--><text:span text:style-name="reference-ref"><text:reference-ref text:ref-name="x1-5005r4" text:reference-format="text"> </text:reference-ref></text:span>, are
the two modifications independent? They do seem to be, but this is an opportunity for a neat statistical
test.</text:p></text:note-body></text:note> In the final model (figure
3d<!--tex4ht:ref: subfig:modelsd 
--><text:span text:style-name="reference-ref"><text:reference-ref text:ref-name="x1-5005r4" text:reference-format="text"> </text:reference-ref></text:span>) we use the parameter <!--l. 175
--><draw:frame draw:style-name="mml-inline" draw:name="mobj-75" text:anchor-type="as-char" draw:z-index="0"><draw:object xlink:href="./Methods-m75" xlink:type="simple" xlink:show="embed" xlink:actuate="onLoad"/></draw:frame>  to determine what fraction of parasitic biomass is susceptible to concomittant
predation. The fraction of parasitic biomass that is inside a host is protected from
’normal’ predation - we assume that parasites are not trophically consumed in their
hosts<text:reference-mark text:name="x1-5009f6"> </text:reference-mark><text:note text:note-class="footnote" text:id="fn6x0"><text:note-citation>6</text:note-citation><text:note-body> <text:p text:style-name="Footnote">This is an area for potential improvement</text:p></text:note-body></text:note>
This was designed to be the most ’realistic’ situation.
  </text:p>
      <div class="figure">
        <!--l. 179
-->
        <text:p text:style-name="Text-body">  <draw:frame draw:name="" text:anchor-type="as-char" draw:z-index="0"><draw:image xlink:href="Pictures/Methods-figure2.png" xlink:type="simple" xlink:show="embed" xlink:actuate="onLoad"/><!--draw:name="pict"  
style="width:7.227.95em;" 
--></draw:frame>
<text:reference-mark text:name="x1-5010r4"> </text:reference-mark>
<text:reference-mark text:name="x1-5011"> </text:reference-mark>
</text:p>
        <!--l. 187
-->
        <text:p text:style-name="Text-body"/>
        <!--l. 187
-->
        <text:p text:style-name="Text-body"> 
<text:span text:style-name="caption"><text:span text:style-name="caption-title">Figure<text:s/>4<text:reference-mark text:name="x1-5010r4"> </text:reference-mark>: </text:span>This diagram illustrates concomittant predation. The biomass of <!--l. 187
--><draw:frame draw:style-name="mml-inline" draw:name="mobj-76" text:anchor-type="as-char" draw:z-index="0"><draw:object xlink:href="./Methods-m76" xlink:type="simple" xlink:show="embed" xlink:actuate="onLoad"/></draw:frame>  that is inside host <!--l. 187
--><draw:frame draw:style-name="mml-inline" draw:name="mobj-77" text:anchor-type="as-char" draw:z-index="0"><draw:object xlink:href="./Methods-m77" xlink:type="simple" xlink:show="embed" xlink:actuate="onLoad"/></draw:frame>  is consumed when <!--l. 187
--><draw:frame draw:style-name="mml-inline" draw:name="mobj-78" text:anchor-type="as-char" draw:z-index="0"><draw:object xlink:href="./Methods-m78" xlink:type="simple" xlink:show="embed" xlink:actuate="onLoad"/></draw:frame>  is eaten by its consumer, <!--l. 187
--><draw:frame draw:style-name="mml-inline" draw:name="mobj-79" text:anchor-type="as-char" draw:z-index="0"><draw:object xlink:href="./Methods-m79" xlink:type="simple" xlink:show="embed" xlink:actuate="onLoad"/></draw:frame> . </text:span>
                                                                                  

                                                                                  
  </text:p>
      </div>
      <!--l. 190
-->
      <text:p text:style-name="First-line-indent">  In principle, the parameter <!--l. 190
--><draw:frame draw:style-name="mml-inline" draw:name="mobj-80" text:anchor-type="as-char" draw:z-index="0"><draw:object xlink:href="./Methods-m80" xlink:type="simple" xlink:show="embed" xlink:actuate="onLoad"/></draw:frame>  can vary for each species for the second and fourth models (figures 3b<!--tex4ht:ref: subfig:modelsb 
--><text:span text:style-name="reference-ref"><text:reference-ref text:ref-name="x1-5003r2" text:reference-format="text"> </text:reference-ref></text:span> and 3d<!--tex4ht:ref: subfig:modelsd 
--><text:span text:style-name="reference-ref"><text:reference-ref text:ref-name="x1-5005r4" text:reference-format="text"> </text:reference-ref></text:span>). Since this was not a focus
of the study<text:reference-mark text:name="x1-5012f7"> </text:reference-mark><text:note text:note-class="footnote" text:id="fn7x0"><text:note-citation>7</text:note-citation><text:note-body> <text:p text:style-name="Footnote">though adding sensitivity to this could be in the future of this study</text:p></text:note-body></text:note>
we used a constant fraction for all parasites and set it equal to 1 for free-livers:
  </text:p>
      <table:table table:style-name="equation">
        <table:table-column table:style-name="equ-col"/>
        <table:table-column table:style-name="equ-num-col"/>
        <table:table-row>
          <table:table-cell table:style-name="equ-cell">
            <text:p text:style-name="equ-p"><text:reference-mark text:name="x1-5013r6"> </text:reference-mark>
<!--l. 192
--><draw:frame draw:name="mobj-81" draw:style-name="mml-display" draw:z-index="0" text:anchor-type="paragraph"><draw:object xlink:actuate="onLoad" xlink:href="./Methods-m81" xlink:show="embed" xlink:type="simple"/></draw:frame> </text:p>
          </table:table-cell>
          <table:table-cell table:style-name="equ-num-cell">
            <text:p text:style-name="equ-num-p">(6)</text:p>
          </table:table-cell>
        </table:table-row>
      </table:table>
      <!--l. 199
-->
      <text:p text:style-name="Like-Text-body">
</text:p>
      <!--l. 201
-->
      <text:p text:style-name="First-line-indent">  The introduction of <!--l. 201
--><draw:frame draw:style-name="mml-inline" draw:name="mobj-82" text:anchor-type="as-char" draw:z-index="0"><draw:object xlink:href="./Methods-m82" xlink:type="simple" xlink:show="embed" xlink:actuate="onLoad"/></draw:frame>  required significant changes to the ATN model (equations <text:span text:style-name="textup">(3<!--tex4ht:ref: eq:atn0 
--><text:span text:style-name="reference-ref"><text:reference-ref text:ref-name="x1-30030" text:reference-format="text"> </text:reference-ref></text:span>)</text:span> and <text:span text:style-name="textup">(4<!--tex4ht:ref: eq:fr0 
--><text:span text:style-name="reference-ref"><text:reference-ref text:ref-name="x1-3006r4" text:reference-format="text"> </text:reference-ref></text:span>)</text:span>):
</text:p>
      <!--l. 212
-->
      <text:p text:style-name="First-line-indent">  Where the new functional responses are given by
</text:p>
      <!--l. 220
-->
      <text:p text:style-name="First-line-indent">  The idea is to split the functional response according to whether a link represents classic
predation or parasitism. In the case of classic predation (equation <text:span text:style-name="textup">(<text:span text:style-name="cmbx-10x-x-109">??</text:span>)</text:span>), only the portion of <!--l. 220
--><draw:frame draw:style-name="mml-inline" draw:name="mobj-83" text:anchor-type="as-char" draw:z-index="0"><draw:object xlink:href="./Methods-m83" xlink:type="simple" xlink:show="embed" xlink:actuate="onLoad"/></draw:frame> ’s biomass that is outside of a host can be a classic consumer (thus the fraction <!--l. 220
--><draw:frame draw:style-name="mml-inline" draw:name="mobj-84" text:anchor-type="as-char" draw:z-index="0"><draw:object xlink:href="./Methods-m84" xlink:type="simple" xlink:show="embed" xlink:actuate="onLoad"/></draw:frame>  ahead of <!--l. 220
--><draw:frame draw:style-name="mml-inline" draw:name="mobj-85" text:anchor-type="as-char" draw:z-index="0"><draw:object xlink:href="./Methods-m85" xlink:type="simple" xlink:show="embed" xlink:actuate="onLoad"/></draw:frame>  in equation <text:span text:style-name="textup">(3<!--tex4ht:ref: eq:atn0 
--><text:span text:style-name="reference-ref"><text:reference-ref text:ref-name="x1-30030" text:reference-format="text"> </text:reference-ref></text:span>)</text:span>). Conversely, only the portion of biomass that is inside a host can be a parasitic consumer
(thus the fractions <!--l. 220
--><draw:frame draw:style-name="mml-inline" draw:name="mobj-86" text:anchor-type="as-char" draw:z-index="0"><draw:object xlink:href="./Methods-m86" xlink:type="simple" xlink:show="embed" xlink:actuate="onLoad"/></draw:frame>  and <!--l. 220
--><draw:frame draw:style-name="mml-inline" draw:name="mobj-87" text:anchor-type="as-char" draw:z-index="0"><draw:object xlink:href="./Methods-m87" xlink:type="simple" xlink:show="embed" xlink:actuate="onLoad"/></draw:frame>  in equations <text:span text:style-name="textup">(<text:span text:style-name="cmbx-10x-x-109">??</text:span>)</text:span> and <text:span text:style-name="textup">(<text:span text:style-name="cmbx-10x-x-109">??</text:span>)</text:span>). Finally, a consumer (parasitic or classic) will only
consume and search for the portion of biomass that is outside of hosts (Thus the <!--l. 220
--><draw:frame draw:style-name="mml-inline" draw:name="mobj-88" text:anchor-type="as-char" draw:z-index="0"><draw:object xlink:href="./Methods-m88" xlink:type="simple" xlink:show="embed" xlink:actuate="onLoad"/></draw:frame>  and <!--l. 220
--><draw:frame draw:style-name="mml-inline" draw:name="mobj-89" text:anchor-type="as-char" draw:z-index="0"><draw:object xlink:href="./Methods-m89" xlink:type="simple" xlink:show="embed" xlink:actuate="onLoad"/></draw:frame>  in the numerator and denominator, respectively, of equation <text:span text:style-name="textup">(<text:span text:style-name="cmbx-10x-x-109">??</text:span>)</text:span>.
Thus, the preference for a particular species is now determined by <!--l. 220
--><draw:frame draw:style-name="mml-inline" draw:name="mobj-90" text:anchor-type="as-char" draw:z-index="0"><draw:object xlink:href="./Methods-m90" xlink:type="simple" xlink:show="embed" xlink:actuate="onLoad"/></draw:frame>  in <!--l. 220
--><draw:frame draw:style-name="mml-inline" draw:name="mobj-91" text:anchor-type="as-char" draw:z-index="0"><draw:object xlink:href="./Methods-m91" xlink:type="simple" xlink:show="embed" xlink:actuate="onLoad"/></draw:frame>  and <!--l. 220
--><draw:frame draw:style-name="mml-inline" draw:name="mobj-92" text:anchor-type="as-char" draw:z-index="0"><draw:object xlink:href="./Methods-m92" xlink:type="simple" xlink:show="embed" xlink:actuate="onLoad"/></draw:frame>  in <!--l. 220
--><draw:frame draw:style-name="mml-inline" draw:name="mobj-93" text:anchor-type="as-char" draw:z-index="0"><draw:object xlink:href="./Methods-m93" xlink:type="simple" xlink:show="embed" xlink:actuate="onLoad"/></draw:frame> . These new preferences take into account the fact that a parasite does not have to divide its
foraging time as a free-liver among its hosts. By the same token, the parasite doesn’t have to
divide its ’foraging’ time among its free-living (i.e. trophic) prey items when within a
host.
</text:p>
      <!--l. 222
-->
      <text:p text:style-name="First-line-indent">  The second addition is concomittant predation on parasites. In models with concomittant
predation (figures 3c<!--tex4ht:ref: subfig:modelsc 
--><text:span text:style-name="reference-ref"><text:reference-ref text:ref-name="x1-5004r3" text:reference-format="text"> </text:reference-ref></text:span> and 3d<!--tex4ht:ref: subfig:modelsd 
--><text:span text:style-name="reference-ref"><text:reference-ref text:ref-name="x1-5005r4" text:reference-format="text"> </text:reference-ref></text:span>), this is included as an additional term subtracted at the end of the
consumer’s equation, <text:span text:style-name="textup">(<text:a xlink:type="simple" xlink:href="Methods-m33.4om#x33-3005r2">3b<!--tex4ht:ref: subeq:con0 
--></text:a>)</text:span> or <text:span text:style-name="textup">(<text:span text:style-name="cmbx-10x-x-109">??</text:span>)</text:span>. Note that this means we don’t allow biomass accumulation
from concomittant consumption <text:span text:style-name="textit"><text:span text:style-name="cmti-10x-x-109">of </text:span></text:span> parasites in hosts. The term can be compactly expressed as
</text:p>
      <table:table table:style-name="equation">
        <table:table-column table:style-name="equ-col"/>
        <table:table-column table:style-name="equ-num-col"/>
        <table:table-row>
          <table:table-cell table:style-name="equ-cell">
            <text:p text:style-name="equ-p"><text:reference-mark text:name="x1-5014r7"> </text:reference-mark>
<!--l. 223
--><draw:frame draw:name="mobj-94" draw:style-name="mml-display" draw:z-index="0" text:anchor-type="paragraph"><draw:object xlink:actuate="onLoad" xlink:href="./Methods-m94" xlink:show="embed" xlink:type="simple"/></draw:frame> </text:p>
          </table:table-cell>
          <table:table-cell table:style-name="equ-num-cell">
            <text:p text:style-name="equ-num-p">(7)</text:p>
          </table:table-cell>
        </table:table-row>
      </table:table>
      <!--l. 225
-->
      <text:p text:style-name="Like-Text-body">
where <!--l. 226
--><draw:frame draw:style-name="mml-inline" draw:name="mobj-95" text:anchor-type="as-char" draw:z-index="0"><draw:object xlink:href="./Methods-m95" xlink:type="simple" xlink:show="embed" xlink:actuate="onLoad"/></draw:frame>  is the amount of biomass of parasite <!--l. 226
--><draw:frame draw:style-name="mml-inline" draw:name="mobj-96" text:anchor-type="as-char" draw:z-index="0"><draw:object xlink:href="./Methods-m96" xlink:type="simple" xlink:show="embed" xlink:actuate="onLoad"/></draw:frame>  per unit of biomass of host <!--l. 226
--><draw:frame draw:style-name="mml-inline" draw:name="mobj-97" text:anchor-type="as-char" draw:z-index="0"><draw:object xlink:href="./Methods-m97" xlink:type="simple" xlink:show="embed" xlink:actuate="onLoad"/></draw:frame> , and <!--l. 226
--><draw:frame draw:style-name="mml-inline" draw:name="mobj-98" text:anchor-type="as-char" draw:z-index="0"><draw:object xlink:href="./Methods-m98" xlink:type="simple" xlink:show="embed" xlink:actuate="onLoad"/></draw:frame>  is the total trophic consumption (total rate of biomass loss due to predation by classic consumers)
of host <!--l. 226
--><draw:frame draw:style-name="mml-inline" draw:name="mobj-99" text:anchor-type="as-char" draw:z-index="0"><draw:object xlink:href="./Methods-m99" xlink:type="simple" xlink:show="embed" xlink:actuate="onLoad"/></draw:frame> . We define <!--l. 226
--><draw:frame draw:style-name="mml-inline" draw:name="mobj-100" text:anchor-type="as-char" draw:z-index="0"><draw:object xlink:href="./Methods-m100" xlink:type="simple" xlink:show="embed" xlink:actuate="onLoad"/></draw:frame>  as the relative biomass accumulation from parasitism of host <!--l. 226
--><draw:frame draw:style-name="mml-inline" draw:name="mobj-101" text:anchor-type="as-char" draw:z-index="0"><draw:object xlink:href="./Methods-m101" xlink:type="simple" xlink:show="embed" xlink:actuate="onLoad"/></draw:frame> , relative to the total biomass accumulation to the parasite from all hosts. So the equations are
</text:p>
      <table:table table:style-name="equation">
        <table:table-column table:style-name="equ-col"/>
        <table:table-column table:style-name="equ-num-col"/>
        <table:table-row>
          <table:table-cell table:style-name="equ-cell">
            <text:p text:style-name="equ-p"><text:reference-mark text:name="x1-5015r8"> </text:reference-mark>
<!--l. 227
--><draw:frame draw:name="mobj-102" draw:style-name="mml-display" draw:z-index="0" text:anchor-type="paragraph"><draw:object xlink:actuate="onLoad" xlink:href="./Methods-m102" xlink:show="embed" xlink:type="simple"/></draw:frame> </text:p>
          </table:table-cell>
          <table:table-cell table:style-name="equ-num-cell">
            <text:p text:style-name="equ-num-p">(8)</text:p>
          </table:table-cell>
        </table:table-row>
      </table:table>
      <!--l. 229
-->
      <text:p text:style-name="Like-Text-body">
when we separate the trophic and parasitic links of parasites (figure 3d<!--tex4ht:ref: subfig:modelsd 
--><text:span text:style-name="reference-ref"><text:reference-ref text:ref-name="x1-5005r4" text:reference-format="text"> </text:reference-ref></text:span>), and </text:p>
      <table:table table:style-name="equation">
        <table:table-column table:style-name="equ-col"/>
        <table:table-column table:style-name="equ-num-col"/>
        <table:table-row>
          <table:table-cell table:style-name="equ-cell">
            <text:p text:style-name="equ-p"><text:reference-mark text:name="x1-5016r9"> </text:reference-mark>
<!--l. 231
--><draw:frame draw:name="mobj-103" draw:style-name="mml-display" draw:z-index="0" text:anchor-type="paragraph"><draw:object xlink:actuate="onLoad" xlink:href="./Methods-m103" xlink:show="embed" xlink:type="simple"/></draw:frame> </text:p>
          </table:table-cell>
          <table:table-cell table:style-name="equ-num-cell">
            <text:p text:style-name="equ-num-p">(9)</text:p>
          </table:table-cell>
        </table:table-row>
      </table:table>
      <!--l. 233
-->
      <text:p text:style-name="Like-Text-body">
when we treat all links to parasites as parasitic (figure 3c<!--tex4ht:ref: subfig:modelsc 
--><text:span text:style-name="reference-ref"><text:reference-ref text:ref-name="x1-5004r3" text:reference-format="text"> </text:reference-ref></text:span>). Finally, </text:p>
      <table:table table:style-name="equation">
        <table:table-column table:style-name="equ-col"/>
        <table:table-column table:style-name="equ-num-col"/>
        <table:table-row>
          <table:table-cell table:style-name="equ-cell">
            <text:p text:style-name="equ-p"><text:reference-mark text:name="x1-5017r10"> </text:reference-mark>
<!--l. 235
--><draw:frame draw:name="mobj-104" draw:style-name="mml-display" draw:z-index="0" text:anchor-type="paragraph"><draw:object xlink:actuate="onLoad" xlink:href="./Methods-m104" xlink:show="embed" xlink:type="simple"/></draw:frame> </text:p>
          </table:table-cell>
          <table:table-cell table:style-name="equ-num-cell">
            <text:p text:style-name="equ-num-p">(10)</text:p>
          </table:table-cell>
        </table:table-row>
      </table:table>
      <!--l. 237
-->
      <text:p text:style-name="Like-Text-body">
when we separate the trophic and parasitic links of parasites (figure 3d<!--tex4ht:ref: subfig:modelsd 
--><text:span text:style-name="reference-ref"><text:reference-ref text:ref-name="x1-5005r4" text:reference-format="text"> </text:reference-ref></text:span>), and </text:p>
      <table:table table:style-name="equation">
        <table:table-column table:style-name="equ-col"/>
        <table:table-column table:style-name="equ-num-col"/>
        <table:table-row>
          <table:table-cell table:style-name="equ-cell">
            <text:p text:style-name="equ-p"><text:reference-mark text:name="x1-5018r11"> </text:reference-mark>
<!--l. 239
--><draw:frame draw:name="mobj-105" draw:style-name="mml-display" draw:z-index="0" text:anchor-type="paragraph"><draw:object xlink:actuate="onLoad" xlink:href="./Methods-m105" xlink:show="embed" xlink:type="simple"/></draw:frame> </text:p>
          </table:table-cell>
          <table:table-cell table:style-name="equ-num-cell">
            <text:p text:style-name="equ-num-p">(11)</text:p>
          </table:table-cell>
        </table:table-row>
      </table:table>
      <!--l. 241
-->
      <text:p text:style-name="Like-Text-body">
when we treat all links to parasites as parasitic (figure 3c<!--tex4ht:ref: subfig:modelsc 
--><text:span text:style-name="reference-ref"><text:reference-ref text:ref-name="x1-5004r3" text:reference-format="text"> </text:reference-ref></text:span>). To summarize, </text:p>
      <table:table table:style-name="equation">
        <table:table-column table:style-name="equ-col"/>
        <table:table-column table:style-name="equ-num-col"/>
        <table:table-row>
          <table:table-cell table:style-name="equ-cell">
            <text:p text:style-name="equ-p"><text:reference-mark text:name="x1-5019r12"> </text:reference-mark>
<!--l. 243
--><draw:frame draw:name="mobj-106" draw:style-name="mml-display" draw:z-index="0" text:anchor-type="paragraph"><draw:object xlink:actuate="onLoad" xlink:href="./Methods-m106" xlink:show="embed" xlink:type="simple"/></draw:frame> </text:p>
          </table:table-cell>
          <table:table-cell table:style-name="equ-num-cell">
            <text:p text:style-name="equ-num-p">(12)</text:p>
          </table:table-cell>
        </table:table-row>
      </table:table>
      <!--l. 245
-->
      <text:p text:style-name="Like-Text-body">
when we split trophic and parasitic links (3d<!--tex4ht:ref: subfig:modelsd 
--><text:span text:style-name="reference-ref"><text:reference-ref text:ref-name="x1-5005r4" text:reference-format="text"> </text:reference-ref></text:span>) and </text:p>
      <table:table table:style-name="equation">
        <table:table-column table:style-name="equ-col"/>
        <table:table-column table:style-name="equ-num-col"/>
        <table:table-row>
          <table:table-cell table:style-name="equ-cell">
            <text:p text:style-name="equ-p"><text:reference-mark text:name="x1-5020r13"> </text:reference-mark>
<!--l. 247
--><draw:frame draw:name="mobj-107" draw:style-name="mml-display" draw:z-index="0" text:anchor-type="paragraph"><draw:object xlink:actuate="onLoad" xlink:href="./Methods-m107" xlink:show="embed" xlink:type="simple"/></draw:frame> </text:p>
          </table:table-cell>
          <table:table-cell table:style-name="equ-num-cell">
            <text:p text:style-name="equ-num-p">(13)</text:p>
          </table:table-cell>
        </table:table-row>
      </table:table>
      <!--l. 249
-->
      <text:p text:style-name="Like-Text-body">
</text:p>
      <!--l. 251
-->
      <text:p text:style-name="First-line-indent">  We ran each model with each combination of body sizes with 11 different
fractions of consumers as parasites with each web, for a total of <!--l. 251
--><draw:frame draw:style-name="mml-inline" draw:name="mobj-108" text:anchor-type="as-char" draw:z-index="0"><draw:object xlink:href="./Methods-m108" xlink:type="simple" xlink:show="embed" xlink:actuate="onLoad"/></draw:frame>  simulations.
                                                                                  

                                                                                  
</text:p>
      <!--l. 254
-->
      <text:p text:style-name="First-line-indent">  </text:p>
      <text:section text:name="float">
        <table:table table:style-name="tabular">
          <!--table:table-column-group ???="TBL-2-1g"
-->
          <table:table-column table:style-name="TBL-2-1"/>
          <!--/table:table-column-group
-->
          <!--table:table-column-group ???="TBL-2-2g"
-->
          <table:table-column table:style-name="TBL-2-2"/>
          <!--/table:table-column-group
-->
          <!--table:table-column-group ???="TBL-2-3g"
-->
          <table:table-column table:style-name="TBL-2-3"/>
          <!--/table:table-column-group
-->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
            <table:table-cell table:number-columns-spanned="3" table:style-name="TBL-2-1-1">
              <text:p text:style-name="multicolumn-LR11C-sty-LR11C">                                                                                                                                                                                                                                                                                                                                                                                                               Allometric Parameters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2-">
            <table:table-cell table:style-name="TBL-2-2-1">
              <text:p text:style-name="sty-LR11L">Parameter                                                                                                           </text:p>
            </table:table-cell>
            <table:table-cell table:style-name="TBL-2-2-2">
              <text:p text:style-name="sty-R11C">                                                                                                                                                                                                                    Description                                                                                                                                                                                                                    </text:p>
            </table:table-cell>
            <table:table-cell table:style-name="TBL-2-2-3">
              <text:p text:style-name="sty-R11L">Value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3-">
            <table:table-cell table:style-name="TBL-2-3-1">
              <text:p text:style-name="sty-LR11L"><!--l. 260
--><draw:frame draw:name="mobj-109" draw:style-name="mml-inline" draw:z-index="0" text:anchor-type="as-char"><draw:object xlink:actuate="onLoad" xlink:href="./Methods-m109" xlink:show="embed" xlink:type="simple"/></draw:frame> </text:p>
            </table:table-cell>
            <table:table-cell table:style-name="TBL-2-3-2">
              <text:p text:style-name="sty-R11C">                                                                                                                                                                                   Scaling constant for metabolic rate of invertebrate consumers                                                                                                                                                                                   </text:p>
            </table:table-cell>
            <table:table-cell table:style-name="TBL-2-3-3">
              <text:p text:style-name="sty-R11L"><!--l. 260
--><draw:frame draw:name="mobj-110" draw:style-name="mml-inline" draw:z-index="0" text:anchor-type="as-char"><draw:object xlink:actuate="onLoad" xlink:href="./Methods-m110" xlink:show="embed" xlink:type="simple"/></draw:frame>                                                                                                                              </text:p>
            </table:table-cell>
          </table:table-row>
          <table:table-row table:style-name="TBL-2-4-">
            <table:table-cell table:style-name="TBL-2-4-1">
              <text:p text:style-name="sty-LR11L"><!--l. 261
--><draw:frame draw:name="mobj-111" draw:style-name="mml-inline" draw:z-index="0" text:anchor-type="as-char"><draw:object xlink:actuate="onLoad" xlink:href="./Methods-m111" xlink:show="embed" xlink:type="simple"/></draw:frame> </text:p>
            </table:table-cell>
            <table:table-cell table:style-name="TBL-2-4-2">
              <text:p text:style-name="sty-R11C">                                                                                                                                                                                                    Consumer-resource body size ratio                                                                                                                                                                                                    </text:p>
            </table:table-cell>
            <table:table-cell table:style-name="TBL-2-4-3">
              <text:p text:style-name="sty-R11L">variable, <!--l. 261
--><draw:frame draw:name="mobj-112" draw:style-name="mml-inline" draw:z-index="0" text:anchor-type="as-char"><draw:object xlink:actuate="onLoad" xlink:href="./Methods-m112" xlink:show="embed" xlink:type="simple"/></draw:frame>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5-">
            <table:table-cell table:number-columns-spanned="3" table:style-name="TBL-2-5-1">
              <text:p text:style-name="multicolumn-LR11C-sty-LR11C">                                                                                                                                                                                                                                                                                                                                                                                                         Functional Response Parameters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6-">
            <table:table-cell table:style-name="TBL-2-6-1">
              <text:p text:style-name="sty-LR11L">Parameter                                                                                                           </text:p>
            </table:table-cell>
            <table:table-cell table:style-name="TBL-2-6-2">
              <text:p text:style-name="sty-R11C">                                                                                                                                                                                                                    Description                                                                                                                                                                                                                    </text:p>
            </table:table-cell>
            <table:table-cell table:style-name="TBL-2-6-3">
              <text:p text:style-name="sty-R11L">Value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7-">
            <table:table-cell table:style-name="TBL-2-7-1">
              <text:p text:style-name="sty-LR11L"><!--l. 268
--><draw:frame draw:name="mobj-113" draw:style-name="mml-inline" draw:z-index="0" text:anchor-type="as-char"><draw:object xlink:actuate="onLoad" xlink:href="./Methods-m113" xlink:show="embed" xlink:type="simple"/></draw:frame> </text:p>
            </table:table-cell>
            <table:table-cell table:style-name="TBL-2-7-2">
              <text:p text:style-name="sty-R11C">                                                                                                                                                                                                            Half-saturation density                                                                                                                                                                                                            </text:p>
            </table:table-cell>
            <table:table-cell table:style-name="TBL-2-7-3">
              <text:p text:style-name="sty-R11L"><!--l. 268
--><draw:frame draw:name="mobj-114" draw:style-name="mml-inline" draw:z-index="0" text:anchor-type="as-char"><draw:object xlink:actuate="onLoad" xlink:href="./Methods-m114" xlink:show="embed" xlink:type="simple"/></draw:frame>                                                                                                                              </text:p>
            </table:table-cell>
          </table:table-row>
          <table:table-row table:style-name="TBL-2-8-">
            <table:table-cell table:style-name="TBL-2-8-1">
              <text:p text:style-name="sty-LR11L"><!--l. 269
--><draw:frame draw:name="mobj-115" draw:style-name="mml-inline" draw:z-index="0" text:anchor-type="as-char"><draw:object xlink:actuate="onLoad" xlink:href="./Methods-m115" xlink:show="embed" xlink:type="simple"/></draw:frame> </text:p>
            </table:table-cell>
            <table:table-cell table:style-name="TBL-2-8-2">
              <text:p text:style-name="sty-R11C">                                                                                                                                                                                                            Hill coefficient modifier                                                                                                                                                                                                            </text:p>
            </table:table-cell>
            <table:table-cell table:style-name="TBL-2-8-3">
              <text:p text:style-name="sty-R11L"><!--l. 269
--><draw:frame draw:name="mobj-116" draw:style-name="mml-inline" draw:z-index="0" text:anchor-type="as-char"><draw:object xlink:actuate="onLoad" xlink:href="./Methods-m116" xlink:show="embed" xlink:type="simple"/></draw:frame>                                                                                                                              </text:p>
            </table:table-cell>
          </table:table-row>
          <table:table-row table:style-name="TBL-2-9-">
            <table:table-cell table:style-name="TBL-2-9-1">
              <text:p text:style-name="sty-LR11L"><!--l. 270
--><draw:frame draw:name="mobj-117" draw:style-name="mml-inline" draw:z-index="0" text:anchor-type="as-char"><draw:object xlink:actuate="onLoad" xlink:href="./Methods-m117" xlink:show="embed" xlink:type="simple"/></draw:frame> </text:p>
            </table:table-cell>
            <table:table-cell table:style-name="TBL-2-9-2">
              <text:p text:style-name="sty-R11C">                                                                                      Preference of <!--l. 270
--><draw:frame draw:name="mobj-118" draw:style-name="mml-inline" draw:z-index="0" text:anchor-type="as-char"><draw:object xlink:actuate="onLoad" xlink:href="./Methods-m118" xlink:show="embed" xlink:type="simple"/></draw:frame>  for <!--l. 270
--><draw:frame draw:name="mobj-119" draw:style-name="mml-inline" draw:z-index="0" text:anchor-type="as-char"><draw:object xlink:actuate="onLoad" xlink:href="./Methods-m119" xlink:show="embed" xlink:type="simple"/></draw:frame>                                                                          </text:p>
            </table:table-cell>
            <table:table-cell table:style-name="TBL-2-9-3">
              <text:p text:style-name="sty-R11L"><!--l. 270
--><draw:frame draw:name="mobj-120" draw:style-name="mml-inline" draw:z-index="0" text:anchor-type="as-char"><draw:object xlink:actuate="onLoad" xlink:href="./Methods-m120" xlink:show="embed" xlink:type="simple"/></draw:frame>  or <!--l. 270
--><draw:frame draw:name="mobj-121" draw:style-name="mml-inline" draw:z-index="0" text:anchor-type="as-char"><draw:object xlink:actuate="onLoad" xlink:href="./Methods-m121" xlink:show="embed" xlink:type="simple"/></draw:frame>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0-">
            <table:table-cell table:number-columns-spanned="3" table:style-name="TBL-2-10-1">
              <text:p text:style-name="multicolumn-LR11C-sty-LR11C">                                                                                                                                                                                                                                                                                                                                                                                                                   ATN Parameters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1-">
            <table:table-cell table:style-name="TBL-2-11-1">
              <text:p text:style-name="sty-LR11L">Parameter                                                                                                           </text:p>
            </table:table-cell>
            <table:table-cell table:style-name="TBL-2-11-2">
              <text:p text:style-name="sty-R11C">                                                                                                                                                                                                                    Description                                                                                                                                                                                                                    </text:p>
            </table:table-cell>
            <table:table-cell table:style-name="TBL-2-11-3">
              <text:p text:style-name="sty-R11L">Value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2-">
            <table:table-cell table:style-name="TBL-2-12-1">
              <text:p text:style-name="sty-LR11L"><!--l. 277
--><draw:frame draw:name="mobj-122" draw:style-name="mml-inline" draw:z-index="0" text:anchor-type="as-char"><draw:object xlink:actuate="onLoad" xlink:href="./Methods-m122" xlink:show="embed" xlink:type="simple"/></draw:frame> </text:p>
            </table:table-cell>
            <table:table-cell table:style-name="TBL-2-12-2">
              <text:p text:style-name="sty-R11C">                                                                                                                                            Intrinsic growth of producer <!--l. 277
--><draw:frame draw:name="mobj-123" draw:style-name="mml-inline" draw:z-index="0" text:anchor-type="as-char"><draw:object xlink:actuate="onLoad" xlink:href="./Methods-m123" xlink:show="embed" xlink:type="simple"/></draw:frame>                                                                                                                       </text:p>
            </table:table-cell>
            <table:table-cell table:style-name="TBL-2-12-3">
              <text:p text:style-name="sty-R11L"><!--l. 277
--><draw:frame draw:name="mobj-124" draw:style-name="mml-inline" draw:z-index="0" text:anchor-type="as-char"><draw:object xlink:actuate="onLoad" xlink:href="./Methods-m124" xlink:show="embed" xlink:type="simple"/></draw:frame>                                                                                                                              </text:p>
            </table:table-cell>
          </table:table-row>
          <table:table-row table:style-name="TBL-2-13-">
            <table:table-cell table:style-name="TBL-2-13-1">
              <text:p text:style-name="sty-LR11L"><!--l. 278
--><draw:frame draw:name="mobj-125" draw:style-name="mml-inline" draw:z-index="0" text:anchor-type="as-char"><draw:object xlink:actuate="onLoad" xlink:href="./Methods-m125" xlink:show="embed" xlink:type="simple"/></draw:frame> </text:p>
            </table:table-cell>
            <table:table-cell table:style-name="TBL-2-13-2">
              <text:p text:style-name="sty-R11C">                                                                                                                                                                                               Community carrying capacity of producers                                                                                                                                                                                               </text:p>
            </table:table-cell>
            <table:table-cell table:style-name="TBL-2-13-3">
              <text:p text:style-name="sty-R11L">5                                                                                                                                                                                                                                                     </text:p>
            </table:table-cell>
          </table:table-row>
          <table:table-row table:style-name="TBL-2-14-">
            <table:table-cell table:style-name="TBL-2-14-1">
              <text:p text:style-name="sty-LR11L"><!--l. 279
--><draw:frame draw:name="mobj-126" draw:style-name="mml-inline" draw:z-index="0" text:anchor-type="as-char"><draw:object xlink:actuate="onLoad" xlink:href="./Methods-m126" xlink:show="embed" xlink:type="simple"/></draw:frame> </text:p>
            </table:table-cell>
            <table:table-cell table:style-name="TBL-2-14-2">
              <text:p text:style-name="sty-R11C">                                                                                                                                            Metabolic rate of consumer <!--l. 279
--><draw:frame draw:name="mobj-127" draw:style-name="mml-inline" draw:z-index="0" text:anchor-type="as-char"><draw:object xlink:actuate="onLoad" xlink:href="./Methods-m127" xlink:show="embed" xlink:type="simple"/></draw:frame>                                                                                                                        </text:p>
            </table:table-cell>
            <table:table-cell table:style-name="TBL-2-14-3">
              <text:p text:style-name="sty-R11L"><!--l. 279
--><draw:frame draw:name="mobj-128" draw:style-name="mml-inline" draw:z-index="0" text:anchor-type="as-char"><draw:object xlink:actuate="onLoad" xlink:href="./Methods-m128" xlink:show="embed" xlink:type="simple"/></draw:frame>                                                                                                                                                                   </text:p>
            </table:table-cell>
          </table:table-row>
          <table:table-row table:style-name="TBL-2-15-">
            <table:table-cell table:style-name="TBL-2-15-1">
              <text:p text:style-name="sty-LR11L"><!--l. 280
--><draw:frame draw:name="mobj-129" draw:style-name="mml-inline" draw:z-index="0" text:anchor-type="as-char"><draw:object xlink:actuate="onLoad" xlink:href="./Methods-m129" xlink:show="embed" xlink:type="simple"/></draw:frame> </text:p>
            </table:table-cell>
            <table:table-cell table:style-name="TBL-2-15-2">
              <text:p text:style-name="sty-R11C">                                                                                                                                                                    Maximum rate of assimilation relative to metabolic rate for invertebrate consumers                                                                                                                                                                    </text:p>
            </table:table-cell>
            <table:table-cell table:style-name="TBL-2-15-3">
              <text:p text:style-name="sty-R11L">8                                                                                                                                                                                                                                                     </text:p>
            </table:table-cell>
          </table:table-row>
          <table:table-row table:style-name="TBL-2-16-">
            <table:table-cell table:style-name="TBL-2-16-1">
              <text:p text:style-name="sty-LR11L"><!--l. 281
--><draw:frame draw:name="mobj-130" draw:style-name="mml-inline" draw:z-index="0" text:anchor-type="as-char"><draw:object xlink:actuate="onLoad" xlink:href="./Methods-m130" xlink:show="embed" xlink:type="simple"/></draw:frame> </text:p>
            </table:table-cell>
            <table:table-cell table:style-name="TBL-2-16-2">
              <text:p text:style-name="sty-R11C">Assimilation efficiency of <!--l. 281
--><draw:frame draw:name="mobj-131" draw:style-name="mml-inline" draw:z-index="0" text:anchor-type="as-char"><draw:object xlink:actuate="onLoad" xlink:href="./Methods-m131" xlink:show="embed" xlink:type="simple"/></draw:frame>  by <!--l. 281
--><draw:frame draw:name="mobj-132" draw:style-name="mml-inline" draw:z-index="0" text:anchor-type="as-char"><draw:object xlink:actuate="onLoad" xlink:href="./Methods-m132" xlink:show="embed" xlink:type="simple"/></draw:frame>  for a consumer <!--l. 281
--><draw:frame draw:name="mobj-133" draw:style-name="mml-inline" draw:z-index="0" text:anchor-type="as-char"><draw:object xlink:actuate="onLoad" xlink:href="./Methods-m133" xlink:show="embed" xlink:type="simple"/></draw:frame>  (carnivory)</text:p>
            </table:table-cell>
            <table:table-cell table:style-name="TBL-2-16-3">
              <text:p text:style-name="sty-R11L">0.85                                                                                                                                                                                                                                                 </text:p>
            </table:table-cell>
          </table:table-row>
          <table:table-row table:style-name="TBL-2-17-">
            <table:table-cell table:style-name="TBL-2-17-1">
              <text:p text:style-name="sty-LR11L"><!--l. 282
--><draw:frame draw:name="mobj-134" draw:style-name="mml-inline" draw:z-index="0" text:anchor-type="as-char"><draw:object xlink:actuate="onLoad" xlink:href="./Methods-m134" xlink:show="embed" xlink:type="simple"/></draw:frame> </text:p>
            </table:table-cell>
            <table:table-cell table:style-name="TBL-2-17-2">
              <text:p text:style-name="sty-R11C">Assimilation efficiency of <!--l. 282
--><draw:frame draw:name="mobj-135" draw:style-name="mml-inline" draw:z-index="0" text:anchor-type="as-char"><draw:object xlink:actuate="onLoad" xlink:href="./Methods-m135" xlink:show="embed" xlink:type="simple"/></draw:frame>  by <!--l. 282
--><draw:frame draw:name="mobj-136" draw:style-name="mml-inline" draw:z-index="0" text:anchor-type="as-char"><draw:object xlink:actuate="onLoad" xlink:href="./Methods-m136" xlink:show="embed" xlink:type="simple"/></draw:frame>  for a producer <!--l. 282
--><draw:frame draw:name="mobj-137" draw:style-name="mml-inline" draw:z-index="0" text:anchor-type="as-char"><draw:object xlink:actuate="onLoad" xlink:href="./Methods-m137" xlink:show="embed" xlink:type="simple"/></draw:frame>  (herbivory)</text:p>
            </table:table-cell>
            <table:table-cell table:style-name="TBL-2-17-3">
              <text:p text:style-name="sty-R11L">0.45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8-">
            <table:table-cell table:number-columns-spanned="3" table:style-name="TBL-2-18-1">
              <text:p text:style-name="multicolumn-LR11C-sty-LR11C">                                                                                                                                                                                                                                                                                                                                                                                                                Food Web Parameters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19-">
            <table:table-cell table:style-name="TBL-2-19-1">
              <text:p text:style-name="sty-LR11L">Parameter                                                                                                           </text:p>
            </table:table-cell>
            <table:table-cell table:style-name="TBL-2-19-2">
              <text:p text:style-name="sty-R11C">                                                                                                                                                                                                                    Description                                                                                                                                                                                                                    </text:p>
            </table:table-cell>
            <table:table-cell table:style-name="TBL-2-19-3">
              <text:p text:style-name="sty-R11L">Value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20-">
            <table:table-cell table:style-name="TBL-2-20-1">
              <text:p text:style-name="sty-LR11L"><!--l. 289
--><draw:frame draw:name="mobj-138" draw:style-name="mml-inline" draw:z-index="0" text:anchor-type="as-char"><draw:object xlink:actuate="onLoad" xlink:href="./Methods-m138" xlink:show="embed" xlink:type="simple"/></draw:frame> </text:p>
            </table:table-cell>
            <table:table-cell table:style-name="TBL-2-20-2">
              <text:p text:style-name="sty-R11C">                                                                                                                                                                                                                 Species richness                                                                                                                                                                                                                 </text:p>
            </table:table-cell>
            <table:table-cell table:style-name="TBL-2-20-3">
              <text:p text:style-name="sty-R11L">40                                                                                                                                                                                                                                                   </text:p>
            </table:table-cell>
          </table:table-row>
          <table:table-row table:style-name="TBL-2-21-">
            <table:table-cell table:style-name="TBL-2-21-1">
              <text:p text:style-name="sty-LR11L"><!--l. 290
--><draw:frame draw:name="mobj-139" draw:style-name="mml-inline" draw:z-index="0" text:anchor-type="as-char"><draw:object xlink:actuate="onLoad" xlink:href="./Methods-m139" xlink:show="embed" xlink:type="simple"/></draw:frame> </text:p>
            </table:table-cell>
            <table:table-cell table:style-name="TBL-2-21-2">
              <text:p text:style-name="sty-R11C">                                                                                                                                                                                                                   Connectance                                                                                                                                                                                                                   </text:p>
            </table:table-cell>
            <table:table-cell table:style-name="TBL-2-21-3">
              <text:p text:style-name="sty-R11L">0.15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22-">
            <table:table-cell table:number-columns-spanned="3" table:style-name="TBL-2-22-1">
              <text:p text:style-name="multicolumn-LR11C-sty-LR11C">                                                                                                                                                                                                                                                                                                                                                                                                                Independent Variables
</text:p>
            </table:table-cell>
          </table:table-row>
          <table:table-row table:style-name="hline-row">
            <table:table-cell table:style-name="hline-cell" table:value-type="string">
              <text:p text:style-name="hline-p-hr"/>
            </table:table-cell>
            <table:table-cell table:style-name="hline-cell" table:value-type="string">
              <text:p text:style-name="hline-p-hr"/>
            </table:table-cell>
            <table:table-cell table:style-name="hline-cell" table:value-type="string">
              <text:p text:style-name="hline-p-hr"/>
            </table:table-cell>
          </table:table-row>
          <table:table-row table:style-name="TBL-2-23-">
            <table:table-cell table:style-name="TBL-2-23-1">
              <text:p text:style-name="sty-LR11L">Parameter                                                                                                           </text:p>
            </table:table-cell>
            <table:table-cell table:style-name="TBL-2-23-2">
              <text:p text:style-name="sty-R11C">                                                                                                                                                                                                             Values or Description                                                                                                                                                                                                             </text:p>
            </table:table-cell>
            <table:table-cell table:style-name="TBL-2-23-3">
              <text:p text:style-name="sty-R11L">Replicates                                                                                                                                                                                                                                         </text:p>
            </table:table-cell>
          </table:table-row>
          <table:table-row table:style-name="TBL-2-24-">
            <table:table-cell table:style-name="TBL-2-24-1">
              <text:p text:style-name="sty-LR11L"><!--l. 296
--><draw:frame draw:name="mobj-140" draw:style-name="mml-inline" draw:z-index="0" text:anchor-type="as-char"><draw:object xlink:actuate="onLoad" xlink:href="./Methods-m140" xlink:show="embed" xlink:type="simple"/></draw:frame> </text:p>
            </table:table-cell>
            <table:table-cell table:style-name="TBL-2-24-2">
              <text:p text:style-name="sty-R11C">                                                                                                                                                               <!--l. 296
--><draw:frame draw:name="mobj-141" draw:style-name="mml-inline" draw:z-index="0" text:anchor-type="as-char"><draw:object xlink:actuate="onLoad" xlink:href="./Methods-m141" xlink:show="embed" xlink:type="simple"/></draw:frame>                                                                                                                                                                </text:p>
            </table:table-cell>
            <table:table-cell table:style-name="TBL-2-24-3">
              <text:p text:style-name="sty-R11L">2                                                                                                                                                                                                                                                     </text:p>
            </table:table-cell>
          </table:table-row>
          <table:table-row table:style-name="TBL-2-25-">
            <table:table-cell table:style-name="TBL-2-25-1">
              <text:p text:style-name="sty-LR11L"><!--l. 297
--><draw:frame draw:name="mobj-142" draw:style-name="mml-inline" draw:z-index="0" text:anchor-type="as-char"><draw:object xlink:actuate="onLoad" xlink:href="./Methods-m142" xlink:show="embed" xlink:type="simple"/></draw:frame> </text:p>
            </table:table-cell>
            <table:table-cell table:style-name="TBL-2-25-2">
              <text:p text:style-name="sty-R11C">                                                                                                                                                               <!--l. 297
--><draw:frame draw:name="mobj-143" draw:style-name="mml-inline" draw:z-index="0" text:anchor-type="as-char"><draw:object xlink:actuate="onLoad" xlink:href="./Methods-m143" xlink:show="embed" xlink:type="simple"/></draw:frame>                                                                                                                                                                </text:p>
            </table:table-cell>
            <table:table-cell table:style-name="TBL-2-25-3">
              <text:p text:style-name="sty-R11L">2                                                                                                                                                                                                                                                     </text:p>
            </table:table-cell>
          </table:table-row>
          <table:table-row table:style-name="TBL-2-26-">
            <table:table-cell table:style-name="TBL-2-26-1">
              <text:p text:style-name="sty-LR11L"><!--l. 298
--><draw:frame draw:name="mobj-144" draw:style-name="mml-inline" draw:z-index="0" text:anchor-type="as-char"><draw:object xlink:actuate="onLoad" xlink:href="./Methods-m144" xlink:show="embed" xlink:type="simple"/></draw:frame> </text:p>
            </table:table-cell>
            <table:table-cell table:style-name="TBL-2-26-2">
              <text:p text:style-name="sty-R11C">                                                                                                                                                                                                            concomittant loss (y/n)                                                                                                                                                                                                            </text:p>
            </table:table-cell>
            <table:table-cell table:style-name="TBL-2-26-3">
              <text:p text:style-name="sty-R11L">2                                                                                                                                                                                                                                                     </text:p>
            </table:table-cell>
          </table:table-row>
          <table:table-row table:style-name="TBL-2-27-">
            <table:table-cell table:style-name="TBL-2-27-1">
              <text:p text:style-name="sty-LR11L"><!--l. 299
--><draw:frame draw:name="mobj-145" draw:style-name="mml-inline" draw:z-index="0" text:anchor-type="as-char"><draw:object xlink:actuate="onLoad" xlink:href="./Methods-m145" xlink:show="embed" xlink:type="simple"/></draw:frame> </text:p>
            </table:table-cell>
            <table:table-cell table:style-name="TBL-2-27-2">
              <text:p text:style-name="sty-R11C">                                                                                                                                                                                  Differentiate parasitic biomasses inside and outside hosts (y/n)                                                                                                                                                                                  </text:p>
            </table:table-cell>
            <table:table-cell table:style-name="TBL-2-27-3">
              <text:p text:style-name="sty-R11L">2                                                                                                                                                                                                                                                     </text:p>
            </table:table-cell>
          </table:table-row>
          <table:table-row table:style-name="TBL-2-28-">
            <table:table-cell table:style-name="TBL-2-28-1">
              <text:p text:style-name="sty-LR11L"><!--l. 300
--><draw:frame draw:name="mobj-146" draw:style-name="mml-inline" draw:z-index="0" text:anchor-type="as-char"><draw:object xlink:actuate="onLoad" xlink:href="./Methods-m146" xlink:show="embed" xlink:type="simple"/></draw:frame> </text:p>
            </table:table-cell>
            <table:table-cell table:style-name="TBL-2-28-2">
              <text:p text:style-name="sty-R11C">                                                                                                                                                                              Fraction of consumers as parasites (evenly spaced between 0 and .5)                                                                                                                                                                              </text:p>
            </table:table-cell>
            <table:table-cell table:style-name="TBL-2-28-3">
              <text:p text:style-name="sty-R11L">11                                                                                                                                                                                                                                                   </text:p>
            </table:table-cell>
          </table:table-row>
        </table:table>
        <text:reference-mark text:name="x1-5021r1"> </text:reference-mark>
        <text:reference-mark text:name="x1-5022"> </text:reference-mark>
        <!--l. 303
-->
        <text:p text:style-name="Text-body"> 
<text:span text:style-name="caption"><text:span text:style-name="caption-title">Table<text:s/>1<text:reference-mark text:name="x1-5021r1"> </text:reference-mark>: </text:span>Values of all constants used in the models. </text:span>
                                                                                  

                                                                                  
  </text:p>
      </text:section>
      <!--end of subsection
-->
      <!--end of section
-->
      <!--start of section
-->
      <text:h text:style-name="Heading-2" text:outline-level="2"><text:span text:style-name="section"/><text:reference-mark text:name="x1-60001.4"> </text:reference-mark>References</text:h>
      <!--l. 1
-->
      <text:p text:style-name="Text-body">
 </text:p>
      <text:bibliography text:name="bib-1">
        <text:bibliography-source>
          <text:index-title-template>Bibliography</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text:span text:style-name="cmr-9">[Boit et</text:span><text:span text:style-name="cmr-9"><text:s/>al., 2012]</text:span> <text:reference-mark text:name="XBoit2012"> </text:reference-mark> <text:span text:style-name="cmr-9">Boit, A., Martinez, N.</text:span><text:span text:style-name="cmr-9"><text:s/>D., Williams, R.</text:span><text:span text:style-name="cmr-9"><text:s/>J., and Gaedke, U. (2012). Mechanistic thoery</text:span>
 <text:span text:style-name="cmr-9">and modelling of complex food-web dynamics in Lake Constance. </text:span><text:span text:style-name="cmti-9">Ecology Letters</text:span><text:span text:style-name="cmr-9">, 15:594–602.</text:span>
 </text:p>
          <text:p text:style-name="p-bibitem">
<text:span text:style-name="cmr-9">[Brose et</text:span><text:span text:style-name="cmr-9"><text:s/>al., 2006]</text:span> <text:reference-mark text:name="XBrose2006"> </text:reference-mark> <text:span text:style-name="cmr-9">Brose, U., Williams, R.</text:span><text:span text:style-name="cmr-9"><text:s/>J., and Martinez, N.</text:span><text:span text:style-name="cmr-9"><text:s/>D. (2006). Allometric scaling enhances</text:span>
 <text:span text:style-name="cmr-9">stability in complex food webs. </text:span><text:span text:style-name="cmti-9">Ecology Letters</text:span><text:span text:style-name="cmr-9">, 9:1228–1236.</text:span>
 </text:p>
          <text:p text:style-name="p-bibitem">
<text:span text:style-name="cmr-9">[Brown et</text:span><text:span text:style-name="cmr-9"><text:s/>al., 2004]</text:span> <text:reference-mark text:name="XBrown2004"> </text:reference-mark> <text:span text:style-name="cmr-9">Brown, J.</text:span><text:span text:style-name="cmr-9"><text:s/>H., Gillooly, J.</text:span><text:span text:style-name="cmr-9"><text:s/>F., Allen, A.</text:span><text:span text:style-name="cmr-9"><text:s/>P., Savage, V.</text:span><text:span text:style-name="cmr-9"><text:s/>M., and West, G.</text:span><text:span text:style-name="cmr-9"><text:s/>B. (2004).</text:span>
 <text:span text:style-name="cmr-9">Toward a metabolic thoery of ecology. </text:span><text:span text:style-name="cmti-9">Ecology</text:span><text:span text:style-name="cmr-9">, 85(7):1771–1789.</text:span>
 </text:p>
          <text:p text:style-name="p-bibitem">
<text:span text:style-name="cmr-9">[Williams and Brose, 2007]</text:span> <text:reference-mark text:name="XWilliams2007"> </text:reference-mark> <text:span text:style-name="cmr-9">Williams, R.</text:span><text:span text:style-name="cmr-9"><text:s/>J. and Brose, Ulrich</text:span><text:span text:style-name="cmr-9"><text:s/>Martinez, N.</text:span><text:span text:style-name="cmr-9"><text:s/>D. (2007). Homage to Yodzis</text:span>
 <text:span text:style-name="cmr-9">and Innes 1992: Scaling up feeding-based population dynamics to complex ecological networks. In Rooney,</text:span>
 <text:span text:style-name="cmr-9">N. and et</text:span><text:span text:style-name="cmr-9"><text:s/>al., editors, </text:span><text:span text:style-name="cmti-9">From Energetics to Ecosystems: The Dynamics and Structure of Ecological Systems</text:span><text:span text:style-name="cmr-9">,</text:span>
 <text:span text:style-name="cmr-9">chapter</text:span><text:span text:style-name="cmr-9"><text:s/>2, pages 37–52. Springer.</text:span>
 </text:p>
          <text:p text:style-name="p-bibitem">
<text:span text:style-name="cmr-9">[Williams and Martinez, 2000]</text:span> <text:reference-mark text:name="XWilliams2000"> </text:reference-mark> <text:span text:style-name="cmr-9">Williams, R.</text:span><text:span text:style-name="cmr-9"><text:s/>J. and Martinez, N.</text:span><text:span text:style-name="cmr-9"><text:s/>D. (2000). Simple rules yield complex</text:span>
 <text:span text:style-name="cmr-9">food webs. </text:span><text:span text:style-name="cmti-9">Nature</text:span><text:span text:style-name="cmr-9">, 404:180–183.</text:span>
 </text:p>
          <text:p text:style-name="p-bibitem">
<text:span text:style-name="cmr-9">[Williams and Martinez, 2004]</text:span> <text:reference-mark text:name="XWilliams2004"> </text:reference-mark> <text:span text:style-name="cmr-9">Williams, R.</text:span><text:span text:style-name="cmr-9"><text:s/>J. and Martinez, N.</text:span><text:span text:style-name="cmr-9"><text:s/>D. (2004). Limits to trophic levels and</text:span>
 <text:span text:style-name="cmr-9">omnivory in complex food webs: Theory and data. </text:span><text:span text:style-name="cmti-9">The American Naturalist</text:span><text:span text:style-name="cmr-9">, 163(3):458–468.</text:span>
 </text:p>
          <text:p text:style-name="p-bibitem">
<text:span text:style-name="cmr-9">[Yodzis and Innes, 1992]</text:span> <text:reference-mark text:name="XYodzis1992"> </text:reference-mark> <text:span text:style-name="cmr-9">Yodzis, P. and Innes, S. (1992). Body size and consumer-resource dynamics. </text:span><text:span text:style-name="cmti-9">The</text:span>
 <text:span text:style-name="cmti-9">American Naturalist</text:span><text:span text:style-name="cmr-9">, 139(6):1151–1175.</text:span>
 </text:p>
        </text:index-body>
      </text:bibliography>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LR11C" style:family="paragraph" style:parent-style-name="Standard"> 
<style:paragraph-properties fo:padding-left="0.17cm" fo:padding-right="0.17cm" fo:wrap-option="no-wrap" fo:text-align="center" fo:border-left="0.01cm solid #000000" fo:border-right="0.01cm solid #000000" style:justify-single-word="false"/> 
</style:style> 
<style:style style:name="multicolumn-LR11C-sty-LR11C" style:family="paragraph" style:parent-style-name="sty-LR11C"> 
<style:paragraph-properties fo:border-left="0.01cm solid #000000" fo:padding-left="0.17cm" fo:border-right="0.01cm solid #000000" fo:padding-right="0.17cm"/> 
</style:style> 
<style:style style:name="sty-LR11L" style:family="paragraph" style:parent-style-name="Standard"> 
<style:paragraph-properties fo:padding-left="0.17cm" fo:padding-right="0.17cm" fo:wrap-option="no-wrap" fo:text-align="start" fo:border-left="0.01cm solid #000000" fo:border-right="0.01cm solid #000000" style:justify-single-word="false"/> 
</style:style> 
<style:style style:name="sty-R11C" style:family="paragraph" style:parent-style-name="Standard"> 
<style:paragraph-properties fo:padding-left="0.17cm" fo:padding-right="0.17cm" fo:wrap-option="no-wrap" fo:text-align="center" fo:border-right="0.01cm solid #000000" style:justify-single-word="false"/> 
</style:style> 
<style:style style:name="sty-R11L" style:family="paragraph" style:parent-style-name="Standard"> 
<style:paragraph-properties fo:padding-left="0.17cm" fo:padding-right="0.17cm" fo:wrap-option="no-wrap" fo:text-align="start" fo:border-right="0.01cm solid #000000" style:justify-single-word="false"/>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title"> <style:paragraph-properties fo:margin-left="0.3in" fo:margin-right="0.2799in" fo:text-indent="0in" fo:margin-top="0in" fo:margin-bottom="0.0783in" fo:text-align="start" style:justify-single-word="false" style:auto-text-indent="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style:style style:name="p-bibitem" style:family="paragraph" style:parent-style-name="Standard"> 
<style:paragraph-properties fo:margin-left="1cm" fo:text-indent="-1cm" fo:margin-right="0cm" style:auto-text-indent="false"> 
<style:tab-stops/> 
</style:paragraph-properties> 
</style:style> 
 
<style:style style:name="submaketitle" style:family="paragraph" style:parent-style-name="Text-body" style:next-style-name="Text-body"> 
<style:paragraph-properties fo:margin-left="0cm" fo:margin-right="0cm" fo:margin-top="0cm" fo:margin-bottom="0cm" fo:border-bottom="0.01cm solid #000000" style:auto-text-indent="false"/> 
</style:style> 
&gt; <style:style style:name="end-submaketitle" style:family="paragraph" style:parent-style-name="Text-body" style:next-style-name="Text-body"> 
<style:paragraph-properties fo:margin-left="0cm" fo:margin-right="0cm" fo:margin-top="0cm" fo:margin-bottom="0cm" fo:border-top="0.01cm solid #000000" style:auto-text-indent="false"/> 
</style:style> 
&gt; <style:style style:name="authors" style:family="paragraph"> 
<style:paragraph-properties fo:margin-top="0cm" fo:margin-bottom="0.199cm" fo:font-size="14pt" fo:text-align="center" style:justify-single-word="false"/> </style:style>  
<style:style style:name="keywords" style:family="paragraph" style:parent-style-name="Text-body" style:next-style-name="Text-body"> 
<style:paragraph-properties fo:margin-left="0cm" fo:margin-right="0cm" fo:margin-top="0cm" fo:margin-bottom="0.199cm" fo:font-size="10pt" fo:font-style="italic" fo:text-indent="0cm" fo:text-align="left" style:auto-text-indent="false"/> 
</style:style> 
&gt;  <style:style style:name="address" style:family="text"> <style:text-properties fo:text-transform="capitalize"/>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Methods.tex, options: xhtml,ooffice,html,mathml,refcaption 
(http://www.cse.ohio-state.edu/~gurari/TeX4ht/)  
</meta:initial-creator>
    <meta:generator>TeX4ht from Methods.tex, options: xhtml,ooffice,html,mathml,refcaption 
(http://www.cse.ohio-state.edu/~gurari/TeX4ht/)  
</meta:generator>
  </office:meta>
</office:document-meta>
</file>